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872in"/>
    </style:style>
    <style:style style:name="co7" style:family="table-column">
      <style:table-column-properties fo:break-before="auto" style:column-width="1.3909in"/>
    </style:style>
    <style:style style:name="co8" style:family="table-column">
      <style:table-column-properties fo:break-before="auto" style:column-width="2.7839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7.916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85];[.F185];[.D185];[.G185];[.H185])" office:value-type="string" office:string-value="Class 1: 401 - The Azarinth Sentinel" calcext:value-type="string">
            <text:p>Class 1: 401 - The Azarinth Sentinel</text:p>
          </table:table-cell>
          <table:table-cell table:style-name="ce6" table:number-columns-repeated="2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986"/>
        </table:table-row>
        <table:table-row table:style-name="ro1">
          <table:table-cell table:style-name="ce8" table:formula="of:=COM.MICROSOFT.CONCAT([.C186];[.F186];[.D186];[.G186];[.H186])" office:value-type="string" office:string-value="Class 2: 400 - Kin of Ash" calcext:value-type="string">
            <text:p>Class 2: 400 - Kin of Ash</text:p>
          </table:table-cell>
          <table:table-cell table:number-columns-repeated="2"/>
          <table:table-cell office:value-type="string" calcext:value-type="string">
            <text:p>Vit</text:p>
          </table:table-cell>
          <table:table-cell table:style-name="ce8" office:value-type="float" office:value="1100" calcext:value-type="float">
            <text:p>1100</text:p>
          </table:table-cell>
          <table:table-cell table:style-name="ce5" table:formula="of:=[.E2]" office:value-type="float" office:value="1100" calcext:value-type="float">
            <text:p>1100.0</text:p>
          </table:table-cell>
          <table:table-cell/>
          <table:table-cell table:style-name="ce6"/>
          <table:table-cell table:style-name="ce32" table:formula="of:=[.U9]" office:value-type="float" office:value="11415536.3322" calcext:value-type="float">
            <text:p>11,415,536</text:p>
          </table:table-cell>
          <table:table-cell table:style-name="ce11" table:formula="of:=[.V9]" office:value-type="float" office:value="787862.768" calcext:value-type="float">
            <text:p>787,862.8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5]))" office:value-type="float" office:value="18524" calcext:value-type="float">
            <text:p>18524</text:p>
          </table:table-cell>
          <table:table-cell office:value-type="string" calcext:value-type="string">
            <text:p>hp/sec</text:p>
          </table:table-cell>
          <table:table-cell table:style-name="ce14" table:formula="of:=[.S2]*(1+[.R15])/100/60" office:value-type="float" office:value="44.7663333333333" calcext:value-type="float">
            <text:p>44.8</text:p>
          </table:table-cell>
          <table:table-cell table:style-name="ce10" table:formula="of:=1.1%*(1+[.R15])/60" office:value-type="percentage" office:value="0.00265833333333333" calcext:value-type="percentage">
            <text:p>0.27%</text:p>
          </table:table-cell>
          <table:table-cell table:style-name="ce9" table:formula="of:=[.V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997"/>
        </table:table-row>
        <table:table-row table:style-name="ro1">
          <table:table-cell table:style-name="ce8" table:formula="of:=COM.MICROSOFT.CONCAT([.C187];[.F187];[.D187];[.G187];[.H187])" office:value-type="string" office:string-value="Class 3: 276 - The Faen Valkyrie" calcext:value-type="string">
            <text:p>Class 3: 276 - The Faen Valkyrie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style-name="ce8" office:value-type="float" office:value="435" calcext:value-type="float">
            <text:p>435</text:p>
          </table:table-cell>
          <table:table-cell table:style-name="ce5" table:formula="of:=[.E3]" office:value-type="float" office:value="435" calcext:value-type="float">
            <text:p>435.0</text:p>
          </table:table-cell>
          <table:table-cell/>
          <table:table-cell table:style-name="ce6"/>
          <table:table-cell table:style-name="ce6" table:formula="of:=[.U10]" office:value-type="float" office:value="34.35" calcext:value-type="float">
            <text:p>34.35</text:p>
          </table:table-cell>
          <table:table-cell table:style-name="ce12" table:formula="of:=[.U10]" office:value-type="percentage" office:value="34.35" calcext:value-type="percentage">
            <text:p>343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350" calcext:value-type="float">
            <text:p>435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47.6666666666667" calcext:value-type="float">
            <text:p>47.7</text:p>
          </table:table-cell>
          <table:table-cell table:style-name="ce10" table:formula="of:=[.W3]/60" office:value-type="percentage" office:value="0.00216666666666667" calcext:value-type="percentage">
            <text:p>0.22%</text:p>
          </table:table-cell>
          <table:table-cell table:style-name="ce9" table:formula="of:=2%+([.F7]/100/100/2)" office:value-type="percentage" office:value="0.13" calcext:value-type="percentage">
            <text:p>13.0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3]*[.AB3]*[.AC3]*[.AD3]" office:value-type="float" office:value="54" calcext:value-type="float">
            <text:p>54</text:p>
          </table:table-cell>
          <table:table-cell table:style-name="ce42" table:formula="of:=[.AJ3]*2.20462" office:value-type="float" office:value="119.04948" calcext:value-type="float">
            <text:p>119.05</text:p>
          </table:table-cell>
          <table:table-cell table:style-name="ce42" table:formula="of:=[.AK3]/2000" office:value-type="float" office:value="0.05952474" calcext:value-type="float">
            <text:p>0.06</text:p>
          </table:table-cell>
          <table:table-cell table:number-columns-repeated="986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15" calcext:value-type="float">
            <text:p>515</text:p>
          </table:table-cell>
          <table:table-cell table:style-name="ce5" table:formula="of:=[.E4]*(1+[.X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U11]" office:value-type="float" office:value="18.25" calcext:value-type="float">
            <text:p>18.25</text:p>
          </table:table-cell>
          <table:table-cell table:style-name="ce12" table:formula="of:=[.U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" office:value-type="float" office:value="22000" calcext:value-type="float">
            <text:p>22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64.1666666666667" calcext:value-type="float">
            <text:p>64.2</text:p>
          </table:table-cell>
          <table:table-cell table:style-name="ce10" table:formula="of:=[.W4]/60" office:value-type="percentage" office:value="0.00291666666666667" calcext:value-type="percentage">
            <text:p>0.29%</text:p>
          </table:table-cell>
          <table:table-cell table:style-name="ce9" table:formula="of:=1%*(1+3+3%*[.E75])+([.F7]/100/100/2)+1%" office:value-type="percentage" office:value="0.175" calcext:value-type="percentage">
            <text:p>17.50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4]*[.AB4]*[.AC4]*[.AD4]" office:value-type="float" office:value="102" calcext:value-type="float">
            <text:p>102</text:p>
          </table:table-cell>
          <table:table-cell table:style-name="ce42" table:formula="of:=[.AJ4]*2.20462" office:value-type="float" office:value="224.87124" calcext:value-type="float">
            <text:p>224.87</text:p>
          </table:table-cell>
          <table:table-cell table:style-name="ce42" table:formula="of:=[.AK4]/2000" office:value-type="float" office:value="0.11243562" calcext:value-type="float">
            <text:p>0.11</text:p>
          </table:table-cell>
          <table:table-cell table:number-columns-repeated="986"/>
        </table:table-row>
        <table:table-row table:style-name="ro1">
          <table:table-cell table:style-name="ce9" table:formula="of:=COM.MICROSOFT.CONCAT([.C189:.E189])" office:value-type="string" office:string-value="700% Body Enhancement" calcext:value-type="string">
            <text:p>7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35" calcext:value-type="float">
            <text:p>435</text:p>
          </table:table-cell>
          <table:table-cell table:style-name="ce5" table:formula="of:=[.E5]*(1+[.AA15])" office:value-type="float" office:value="2871" calcext:value-type="float">
            <text:p>2871.0</text:p>
          </table:table-cell>
          <table:table-cell/>
          <table:table-cell table:style-name="ce6"/>
          <table:table-cell table:style-name="ce6" table:formula="of:=[.U12]" office:value-type="float" office:value="5.85" calcext:value-type="float">
            <text:p>5.85</text:p>
          </table:table-cell>
          <table:table-cell table:style-name="ce12" table:formula="of:=[.U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J3:.AJ4])" office:value-type="float" office:value="156" calcext:value-type="float">
            <text:p>156</text:p>
          </table:table-cell>
          <table:table-cell table:style-name="ce42" table:formula="of:=SUM([.AK3:.AK4])" office:value-type="float" office:value="343.92072" calcext:value-type="float">
            <text:p>343.92</text:p>
          </table:table-cell>
          <table:table-cell table:style-name="ce42" table:formula="of:=[.AK5]/2000" office:value-type="float" office:value="0.17196036" calcext:value-type="float">
            <text:p>0.17</text:p>
          </table:table-cell>
          <table:table-cell table:number-columns-repeated="986"/>
        </table:table-row>
        <table:table-row table:style-name="ro1">
          <table:table-cell table:style-name="ce9" table:formula="of:=COM.MICROSOFT.CONCAT([.C190:.E190])" office:value-type="string" office:string-value="200% Healing" calcext:value-type="string">
            <text:p>2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090" calcext:value-type="float">
            <text:p>1090</text:p>
          </table:table-cell>
          <table:table-cell table:style-name="ce5" table:formula="of:=[.E6]*(1+[.AD15])" office:value-type="float" office:value="14606" calcext:value-type="float">
            <text:p>14606.0</text:p>
          </table:table-cell>
          <table:table-cell/>
          <table:table-cell table:style-name="ce6"/>
          <table:table-cell table:style-name="ce6" table:formula="of:=[.T16]" office:value-type="float" office:value="0" calcext:value-type="float">
            <text:p>0</text:p>
          </table:table-cell>
          <table:table-cell table:style-name="ce12" table:formula="of:=[.U15]" office:value-type="percentage" office:value="15.6" calcext:value-type="percentage">
            <text:p>156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1:.E191])" office:value-type="string" office:string-value="100% Ashen" calcext:value-type="string">
            <text:p>1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100" calcext:value-type="float">
            <text:p>1100</text:p>
          </table:table-cell>
          <table:table-cell table:style-name="ce5" table:formula="of:=[.E7]*2" office:value-type="float" office:value="2200" calcext:value-type="float">
            <text:p>22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2:.E192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5]))/(1/(1+[.$AV$15]))" office:value-type="float" office:value="4256352.1" calcext:value-type="float">
            <text:p>4256352.1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11415536.3322" calcext:value-type="float">
            <text:p>11415536.3322</text:p>
          </table:table-cell>
          <table:table-cell table:style-name="ce6" table:formula="of:=([.S11]+[.S12])/2" office:value-type="float" office:value="787862.768" calcext:value-type="float">
            <text:p>787862.768</text:p>
          </table:table-cell>
          <table:table-cell table:number-columns-repeated="1002"/>
        </table:table-row>
        <table:table-row table:style-name="ro1">
          <table:table-cell table:formula="of:=COM.MICROSOFT.CONCAT(&quot;Vit: &quot;; [.M194];[.E2])" office:value-type="string" office:string-value="Vit: 1100" calcext:value-type="string">
            <text:p>Vit: 110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5]))/(1/(1+[.$AJ$15]))/(1/(1+[.$AV$15]))" office:value-type="float" office:value="18574720.5644" calcext:value-type="float">
            <text:p>18574720.5644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5]" office:value-type="percentage" office:value="34.35" calcext:value-type="percentage">
            <text:p>3435.00%</text:p>
          </table:table-cell>
          <table:table-cell table:number-columns-repeated="1003"/>
        </table:table-row>
        <table:table-row table:style-name="ro1">
          <table:table-cell table:formula="of:=COM.MICROSOFT.CONCAT(&quot;End: &quot;;[.M195];[.E3])" office:value-type="string" office:string-value="End:  435" calcext:value-type="string">
            <text:p>End: <text:s/>435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O$15]+[.$AV$15]+[.$AM$15])" office:value-type="percentage" office:value="0.97602723306324" calcext:value-type="percentage">
            <text:p>97.6%</text:p>
          </table:table-cell>
          <table:table-cell table:formula="of:=1/(1-[.Q11])" office:value-type="float" office:value="41.714" calcext:value-type="float">
            <text:p>41.714</text:p>
          </table:table-cell>
          <table:table-cell table:formula="of:=[.$S$2]/(1/(1+[.$O$15]+[.$AV$15]))" office:value-type="float" office:value="756705.4" calcext:value-type="float">
            <text:p>756705.4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5]" office:value-type="percentage" office:value="18.25" calcext:value-type="percentage">
            <text:p>1825.00%</text:p>
          </table:table-cell>
          <table:table-cell table:number-columns-repeated="1003"/>
        </table:table-row>
        <table:table-row table:style-name="ro1">
          <table:table-cell table:formula="of:=COM.MICROSOFT.CONCAT(&quot;Str: &quot;; [.M196];[.F196];[.K196];[.G196];[.H196];[.I196])" office:value-type="string" office:string-value="Str:  515  [6,901.0]" calcext:value-type="string">
            <text:p>Str: <text:s/>515 <text:s/>[6,901.0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O$15]+[.$AJ$15]+[.$AV$15])" office:value-type="percentage" office:value="0.97738272945221" calcext:value-type="percentage">
            <text:p>97.7%</text:p>
          </table:table-cell>
          <table:table-cell table:formula="of:=1/(1-[.Q12])" office:value-type="float" office:value="44.214" calcext:value-type="float">
            <text:p>44.214</text:p>
          </table:table-cell>
          <table:table-cell table:formula="of:=[.$S$2]/(1/(1+[.$O$15]+[.$AJ$15]+[.$AV$15]))" office:value-type="float" office:value="819020.136" calcext:value-type="float">
            <text:p>819020.136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5]" office:value-type="percentage" office:value="5.85" calcext:value-type="percentage">
            <text:p>585.00%</text:p>
          </table:table-cell>
          <table:table-cell table:number-columns-repeated="1003"/>
        </table:table-row>
        <table:table-row table:style-name="ro1">
          <table:table-cell table:formula="of:=COM.MICROSOFT.CONCAT(&quot;Dex: &quot;; [.M197];[.F197];[.K197];[.G197];[.H197];[.I197])" office:value-type="string" office:string-value="Dex:  435  [2,871.0]" calcext:value-type="string">
            <text:p>Dex: <text:s/>435 <text:s/>[2,871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76704981257725" calcext:value-type="percentage">
            <text:p>97.7%</text:p>
          </table:table-cell>
          <table:table-cell table:style-name="ce14" table:formula="of:=([.R11]+[.R12])/2" office:value-type="float" office:value="42.964" calcext:value-type="float">
            <text:p>43.0</text:p>
          </table:table-cell>
          <table:table-cell table:style-name="ce14" table:formula="of:=([.S11]+[.S12])/2" office:value-type="float" office:value="787862.768" calcext:value-type="float">
            <text:p>787862.8</text:p>
          </table:table-cell>
          <table:table-cell table:style-name="ce6" table:number-columns-repeated="2"/>
          <table:table-cell table:number-columns-repeated="15"/>
          <table:table-cell table:style-name="ce9" table:formula="of:=[.AK46]+[.AL46]*[.E46]" office:value-type="percentage" office:value="0.096" calcext:value-type="percentage">
            <text:p>9.60%</text:p>
          </table:table-cell>
          <table:table-cell table:number-columns-repeated="9"/>
          <table:table-cell table:style-name="ce9" table:formula="of:=([.AT23]+[.AU23]*[.$E23])" office:value-type="percentage" office:value="0.55" calcext:value-type="percentage">
            <text:p>55.00%</text:p>
          </table:table-cell>
          <table:table-cell/>
          <table:table-cell table:style-name="ce9" table:formula="of:=[.AW46]+[.AX46]*[.E46]" office:value-type="percentage" office:value="0.076" calcext:value-type="percentage">
            <text:p>7.60%</text:p>
          </table:table-cell>
          <table:table-cell table:number-columns-repeated="975"/>
        </table:table-row>
        <table:table-row table:style-name="ro1">
          <table:table-cell table:formula="of:=COM.MICROSOFT.CONCAT(&quot;Int: &quot;;[.M198]; [.F198];[.K198];[.G198]; [.H198]; [.I198])" office:value-type="string" office:string-value="Int: 1090 [14,606.0]" calcext:value-type="string">
            <text:p>Int: 1090 [14,606.0]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formula="of:=COM.MICROSOFT.CONCAT(&quot;Wis: &quot;; [.M199];[.E7])" office:value-type="string" office:string-value="Wis: 1100" calcext:value-type="string">
            <text:p>Wis: 1100</text:p>
          </table:table-cell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0:.O151])" office:value-type="percentage" office:value="34.35" calcext:value-type="percentage">
            <text:p>343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151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151])" office:value-type="percentage" office:value="15.6" calcext:value-type="percentage">
            <text:p>156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0:.X151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0:.AA151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D20:.AD151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151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151])" office:value-type="percentage" office:value="3.364" calcext:value-type="percentage">
            <text:p>336.4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151])" office:value-type="percentage" office:value="0.864" calcext:value-type="percentage">
            <text:p>86.4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151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151])" office:value-type="percentage" office:value="5.715" calcext:value-type="percentage">
            <text:p>571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0:.AV151])" office:value-type="percentage" office:value="5.5" calcext:value-type="percentage">
            <text:p>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0:.AY151])" office:value-type="percentage" office:value="0.684" calcext:value-type="percentage">
            <text:p>68.40%</text:p>
          </table:table-cell>
          <table:table-cell table:number-columns-repeated="973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975"/>
        </table:table-row>
        <table:table-row table:style-name="ro1">
          <table:table-cell table:style-name="ce14" table:formula="of:=COM.MICROSOFT.CONCAT(&quot;Resilience: &quot;; [.F201])" office:value-type="string" office:string-value="Resilience: 3,435.0%" calcext:value-type="string">
            <text:p>Resilience: 3,435.0%</text:p>
          </table:table-cell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401" calcext:value-type="float">
            <text:p>401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73"/>
        </table:table-row>
        <table:table-row table:style-name="ro1">
          <table:table-cell table:style-name="ce9" table:formula="of:=COM.MICROSOFT.CONCAT(&quot;Speed+:     &quot;;[.F202])" office:value-type="string" office:string-value="Speed+:     1,825.0%" calcext:value-type="string">
            <text:p>Speed+: <text:s text:c="4"/>1,825.0%</text:p>
          </table:table-cell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8]+([.C18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8]=1;[.$E$9];0%)+IF([.H18]=1;[.$E$11];0%)+IF([.G18]=1;[.$E$10];0%)" office:value-type="percentage" office:value="3" calcext:value-type="percentage">
            <text:p>300.00%</text:p>
          </table:table-cell>
          <table:table-cell table:style-name="ce2" table:number-columns-repeated="1014"/>
        </table:table-row>
        <table:table-row table:style-name="ro1">
          <table:table-cell table:style-name="ce9" table:formula="of:=COM.MICROSOFT.CONCAT(&quot;Damage+:    &quot;; [.F203])" office:value-type="string" office:string-value="Damage+:    1,560.0%" calcext:value-type="string">
            <text:p>Damage+: <text:s text:c="3"/>1,560.0%</text:p>
          </table:table-cell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19]+([.C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19]=1;[.$E$9];0%)+IF([.H19]=1;[.$E$11];0%)+IF([.G19]=1;[.$E$10];0%)" office:value-type="percentage" office:value="3" calcext:value-type="percentage">
            <text:p>300.00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0]+([.C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0]=1;[.$E$9];0%)+IF([.H20]=1;[.$E$11];0%)+IF([.G20]=1;[.$E$10];0%)" office:value-type="percentage" office:value="8" calcext:value-type="percentage">
            <text:p>800.00%</text:p>
          </table:table-cell>
          <table:table-cell table:style-name="ce35" table:formula="of:=([.M20]+[.N20]*[.$E20])" office:value-type="percentage" office:value="0.85" calcext:value-type="percentage">
            <text:p>85.00%</text:p>
          </table:table-cell>
          <table:table-cell table:style-name="ce35" table:formula="of:=[.O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0]+[.N20]*[.$E20])*[.$J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0]+[.W20]*[.$E20])*[.$J20]" office:value-type="percentage" office:value="6.8" calcext:value-type="percentage">
            <text:p>68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0]+[.AC20]*[.$E20])*[.$J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0]+[.AF20]*[.$E20])*[.$J20]" office:value-type="percentage" office:value="6.8" calcext:value-type="percentage">
            <text:p>680.00%</text:p>
          </table:table-cell>
          <table:table-cell table:style-name="ce3" table:number-columns-repeated="991"/>
        </table:table-row>
        <table:table-row table:style-name="ro1">
          <table:table-cell table:formula="of:=COM.MICROSOFT.CONCAT(&quot;Health: &quot;; [.E205];[.C205])" office:value-type="string" office:string-value="Health:  18,524" calcext:value-type="string">
            <text:p>Health: <text:s/>18,524</text:p>
          </table:table-cell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1]+([.C21]-1)*20" office:value-type="float" office:value="70" calcext:value-type="float">
            <text:p>70</text:p>
          </table:table-cell>
          <table:table-cell table:number-columns-repeated="4"/>
          <table:table-cell table:style-name="ce9" table:formula="of:=1+IF([.F21]=1;[.$E$9];0%)+IF([.H21]=1;[.$E$11];0%)+IF([.G21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991"/>
        </table:table-row>
        <table:table-row table:style-name="ro1">
          <table:table-cell table:formula="of:=COM.MICROSOFT.CONCAT(&quot;Stamina:&quot;; [.E206];[.C206])" office:value-type="string" office:string-value="Stamina:  4,350" calcext:value-type="string">
            <text:p>Stamina: <text:s/>4,350</text:p>
          </table:table-cell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2]+([.C22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991"/>
        </table:table-row>
        <table:table-row table:style-name="ro1">
          <table:table-cell table:formula="of:=COM.MICROSOFT.CONCAT(&quot;Mana:   &quot;; [.E207];[.C207])" office:value-type="string" office:string-value="Mana:    22,000" calcext:value-type="string">
            <text:p>Mana: <text:s text:c="3"/>22,000</text:p>
          </table:table-cell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3]+([.C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3]=1;[.$E$9];0%)+IF([.H23]=1;[.$E$11];0%)+IF([.G23]=1;[.$E$10];0%)" office:value-type="percentage" office:value="10" calcext:value-type="percentage">
            <text:p>1000.00%</text:p>
          </table:table-cell>
          <table:table-cell table:style-name="ce37" table:formula="of:=([.P23]+[.Q23]*[.$E23])" office:value-type="percentage" office:value="1.35" calcext:value-type="percentage">
            <text:p>135.00%</text:p>
          </table:table-cell>
          <table:table-cell table:style-name="ce37" table:formula="of:=[.R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3]+[.Q23]*[.$E23])*[.$J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3]+[.AI23]*[.$E23])*[.$J23]" office:value-type="percentage" office:value="2.5" calcext:value-type="percentage">
            <text:p>2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3]+[.AU23]*[.$E23])*[.$J23]" office:value-type="percentage" office:value="5.5" calcext:value-type="percentage">
            <text:p>550.00%</text:p>
          </table:table-cell>
          <table:table-cell table:style-name="ce13" table:number-columns-repeated="976"/>
        </table:table-row>
        <table:table-row table:style-name="ro1">
          <table:table-cell/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4]+([.C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4]=1;[.$E$9];0%)+IF([.H24]=1;[.$E$11];0%)+IF([.G24]=1;[.$E$10];0%)" office:value-type="percentage" office:value="8" calcext:value-type="percentage">
            <text:p>800.00%</text:p>
          </table:table-cell>
          <table:table-cell table:style-name="ce38" table:formula="of:=([.S24]+[.T24]*[.$E24])" office:value-type="percentage" office:value="1.1" calcext:value-type="percentage">
            <text:p>110.00%</text:p>
          </table:table-cell>
          <table:table-cell table:style-name="ce38" table:formula="of:=[.U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4]+[.T24]*[.$E24])*[.$J24]" office:value-type="percentage" office:value="8.8" calcext:value-type="percentage">
            <text:p>880.00%</text:p>
          </table:table-cell>
          <table:table-cell table:style-name="ce15" table:number-columns-repeated="1003"/>
        </table:table-row>
        <table:table-row table:style-name="ro1">
          <table:table-cell office:value-type="string" calcext:value-type="string">
            <text:p>Regen:</text:p>
          </table:table-cell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7" calcext:value-type="float">
            <text:p>17</text:p>
          </table:table-cell>
          <table:table-cell table:style-name="ce13" table:formula="of:=[.D25]+([.C25]-1)*20" office:value-type="float" office:value="57" calcext:value-type="float">
            <text:p>57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5]=1;[.$E$9];0%)+IF([.H25]=1;[.$E$11];0%)+IF([.G25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0:.H210])" office:value-type="string" office:string-value="hp/sec:  0.27% [44.8]" calcext:value-type="string">
            <text:p>hp/sec: <text:s/>0.27% [44.8]</text:p>
          </table:table-cell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6]+([.C26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6]=1;[.$E$9];0%)+IF([.H26]=1;[.$E$11];0%)+IF([.G26]=1;[.$E$10];0%)" office:value-type="percentage" office:value="8" calcext:value-type="percentage">
            <text:p>8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1003"/>
        </table:table-row>
        <table:table-row table:style-name="ro1">
          <table:table-cell table:formula="of:=COM.MICROSOFT.CONCAT([.D211:.H211])" office:value-type="string" office:string-value="mp/sec:  0.22% [47.7]" calcext:value-type="string">
            <text:p>mp/sec: <text:s/>0.22% [47.7]</text:p>
          </table:table-cell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8" calcext:value-type="float">
            <text:p>28</text:p>
          </table:table-cell>
          <table:table-cell table:style-name="ce13" table:formula="of:=[.D27]+([.C27]-1)*20" office:value-type="float" office:value="68" calcext:value-type="float">
            <text:p>68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7]=1;[.$E$9];0%)+IF([.H27]=1;[.$E$11];0%)+IF([.G27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2:.H212])" office:value-type="string" office:string-value="w/Med:   0.29% [64.2]" calcext:value-type="string">
            <text:p>w/Med: <text:s text:c="2"/>0.29% [64.2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3"/>
        </table:table-row>
        <table:table-row table:style-name="ro1">
          <table:table-cell/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400" calcext:value-type="float">
            <text:p>400</text:p>
          </table:table-cell>
          <table:table-cell table:style-name="ce6"/>
          <table:table-cell table:number-columns-repeated="1019"/>
        </table:table-row>
        <table:table-row table:style-name="ro1">
          <table:table-cell table:formula="of:=COM.MICROSOFT.CONCAT(&quot;Mitigation:       &quot;; [.D214];[.E214];[.F214];[.G214]; [.H214]; [.I214])" office:value-type="string" office:string-value="Mitigation:       97.670%   [hp x 42.96]" calcext:value-type="string">
            <text:p>Mitigation: <text:s text:c="6"/>97.670% <text:s text:c="2"/>[hp x 42.96]</text:p>
          </table:table-cell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0]+([.C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0]=1;[.$E$9];0%)+IF([.H30]=1;[.$E$11];0%)+IF([.G30]=1;[.$E$10];0%)" office:value-type="percentage" office:value="9" calcext:value-type="percentage">
            <text:p>900.00%</text:p>
          </table:table-cell>
          <table:table-cell table:style-name="ce34" table:formula="of:=([.M30]+[.N30]*[.$E30])" office:value-type="percentage" office:value="1.35" calcext:value-type="percentage">
            <text:p>135.00%</text:p>
          </table:table-cell>
          <table:table-cell table:style-name="ce34" table:formula="of:=[.O30]" office:value-type="percentage" office:value="12.15" calcext:value-type="percentage">
            <text:p>1215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0]+[.N30]*[.$E30])*[.$J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991"/>
        </table:table-row>
        <table:table-row table:style-name="ro1">
          <table:table-cell table:formula="of:=COM.MICROSOFT.CONCAT(&quot;Effective Health: &quot;; [.D215]; [.E215]; [.F215]; [.G215]; [.H215]; [.I215])" office:value-type="string" office:string-value="Effective Health: 787,862.8 [hp x 72.35]" calcext:value-type="string">
            <text:p>Effective Health: 787,862.8 [hp x 72.35]</text:p>
          </table:table-cell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1]+([.C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1]=1;[.$E$9];0%)+IF([.H31]=1;[.$E$11];0%)+IF([.G31]=1;[.$E$10];0%)" office:value-type="percentage" office:value="8" calcext:value-type="percentage">
            <text:p>800.00%</text:p>
          </table:table-cell>
          <table:table-cell table:style-name="ce9" table:formula="of:=([.M31]+[.N31]*[.$E31])" office:value-type="percentage" office:value="0.7" calcext:value-type="percentage">
            <text:p>70.00%</text:p>
          </table:table-cell>
          <table:table-cell table:style-name="ce9" table:formula="of:=[.O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1]+[.N31]*[.$E31])*[.$J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1]+[.AF31]*[.$E31])*[.$J31]" office:value-type="percentage" office:value="5.6" calcext:value-type="percentage">
            <text:p>560.00%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2]+([.C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2]=1;[.$E$9];0%)+IF([.H32]=1;[.$E$11];0%)+IF([.G32]=1;[.$E$10];0%)" office:value-type="percentage" office:value="2" calcext:value-type="percentage">
            <text:p>200.00%</text:p>
          </table:table-cell>
          <table:table-cell table:style-name="ce3" table:number-columns-repeated="1014"/>
        </table:table-row>
        <table:table-row table:style-name="ro1">
          <table:table-cell table:formula="of:=[.B17]" office:value-type="string" office:string-value="The Azarinth Sentinel" calcext:value-type="string">
            <text:p>The Azarinth Sentinel</text:p>
          </table:table-cell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3]+([.C33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3]=1;[.$E$9];0%)+IF([.H33]=1;[.$E$11];0%)+IF([.G33]=1;[.$E$10];0%)" office:value-type="percentage" office:value="9" calcext:value-type="percentage">
            <text:p>900.00%</text:p>
          </table:table-cell>
          <table:table-cell table:number-columns-repeated="1014"/>
        </table:table-row>
        <table:table-row table:style-name="ro1">
          <table:table-cell table:formula="of:=COM.MICROSOFT.CONCAT([.H218]; &quot;-&quot;; [.I218]; [.J218]; [.B18]; [.K218]; [.D218]; [.L218]; [.M218]; [.N218]; [.O218];[.P218];[.Q218];[.R218] )" office:value-type="string" office:string-value="3-30 Absolute Destruction     x3 " calcext:value-type="string">
            <text:p>3-30 Absolute Destruction <text:s text:c="4"/>x3 </text:p>
          </table:table-cell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7" calcext:value-type="float">
            <text:p>27</text:p>
          </table:table-cell>
          <table:table-cell table:style-name="ce4" table:formula="of:=[.D34]+([.C34]-1)*20" office:value-type="float" office:value="67" calcext:value-type="float">
            <text:p>6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4]=1;[.$E$9];0%)+IF([.H34]=1;[.$E$11];0%)+IF([.G34]=1;[.$E$10];0%)" office:value-type="percentage" office:value="2" calcext:value-type="percentage">
            <text:p>200.00%</text:p>
          </table:table-cell>
          <table:table-cell table:style-name="ce4" table:number-columns-repeated="1014"/>
        </table:table-row>
        <table:table-row table:style-name="ro1">
          <table:table-cell table:formula="of:=COM.MICROSOFT.CONCAT([.H219]; &quot;-&quot;; [.I219]; [.J219]; [.B19]; [.K219]; [.D219]; [.L219]; [.M219]; [.N219]; [.O219];[.P219];[.Q219];[.R219] )" office:value-type="string" office:string-value="3-30 Sentinel Reconstruction  x3 " calcext:value-type="string">
            <text:p>3-30 Sentinel Reconstruction <text:s/>x3 </text:p>
          </table:table-cell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5]+([.C35]-1)*20" office:value-type="float" office:value="70" calcext:value-type="float">
            <text:p>7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5]=1;[.$E$9];0%)+IF([.H35]=1;[.$E$11];0%)+IF([.G35]=1;[.$E$10];0%)" office:value-type="percentage" office:value="2" calcext:value-type="percentage">
            <text:p>200.00%</text:p>
          </table:table-cell>
          <table:table-cell table:style-name="ce13" table:number-columns-repeated="1014"/>
        </table:table-row>
        <table:table-row table:style-name="ro1">
          <table:table-cell table:formula="of:=COM.MICROSOFT.CONCAT([.H220]; &quot;-&quot;; [.I220]; [.J220]; [.B20]; [.K220]; [.D220]; [.L220]; [.M220]; [.N220]; [.O220];[.P220];[.Q220];[.R220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6]+([.C36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6]=1;[.$E$9];0%)+IF([.H36]=1;[.$E$11];0%)+IF([.G36]=1;[.$E$10];0%)" office:value-type="percentage" office:value="9" calcext:value-type="percentage">
            <text:p>900.00%</text:p>
          </table:table-cell>
          <table:table-cell table:style-name="ce15" table:number-columns-repeated="1014"/>
        </table:table-row>
        <table:table-row table:style-name="ro1">
          <table:table-cell table:formula="of:=COM.MICROSOFT.CONCAT([.H221]; &quot;-&quot;; [.I221]; [.J221]; [.B21]; [.K221]; [.D221]; [.L221]; [.M221]; [.N221]; [.O221];[.P221];[.Q221];[.R221] )" office:value-type="string" office:string-value="3-30 Blink                    x1 " calcext:value-type="string">
            <text:p>3-30 Blink <text:s text:c="19"/>x1 </text:p>
          </table:table-cell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7" calcext:value-type="float">
            <text:p>27</text:p>
          </table:table-cell>
          <table:table-cell table:style-name="ce13" table:formula="of:=[.D37]+([.C37]-1)*20" office:value-type="float" office:value="67" calcext:value-type="float">
            <text:p>67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7]=1;[.$E$9];0%)+IF([.H37]=1;[.$E$11];0%)+IF([.G37]=1;[.$E$10];0%)" office:value-type="percentage" office:value="9" calcext:value-type="percentage">
            <text:p>900.00%</text:p>
          </table:table-cell>
          <table:table-cell table:style-name="ce37" table:formula="of:=([.AQ37]+[.AR37]*[.$E37])" office:value-type="percentage" office:value="0.635" calcext:value-type="percentage">
            <text:p>63.50%</text:p>
          </table:table-cell>
          <table:table-cell table:style-name="ce37" table:formula="of:=[.AS37]" office:value-type="percentage" office:value="5.715" calcext:value-type="percentage">
            <text:p>571.5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7]+[.AR37]*[.$E37])*[.$J37]" office:value-type="percentage" office:value="5.715" calcext:value-type="percentage">
            <text:p>571.50%</text:p>
          </table:table-cell>
          <table:table-cell table:style-name="ce13" table:number-columns-repeated="979"/>
        </table:table-row>
        <table:table-row table:style-name="ro1">
          <table:table-cell table:formula="of:=COM.MICROSOFT.CONCAT([.H222]; &quot;-&quot;; [.I222]; [.J222]; [.B22]; [.K222]; [.D222]; [.L222]; [.M222]; [.N222]; [.O222];[.P222];[.Q222];[.R222] )" office:value-type="string" office:string-value="3-30 Sentinel Sphere          x1 " calcext:value-type="string">
            <text:p>3-30 Sentinel Sphere <text:s text:c="9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8]+([.C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8]=1;[.$E$9];0%)+IF([.H38]=1;[.$E$11];0%)+IF([.G38]=1;[.$E$10];0%)" office:value-type="percentage" office:value="9" calcext:value-type="percentage">
            <text:p>900.00%</text:p>
          </table:table-cell>
          <table:table-cell table:style-name="ce39" table:formula="of:=([.AE38]+[.AF38]*[.$E38])" office:value-type="percentage" office:value="0.65" calcext:value-type="percentage">
            <text:p>65.00%</text:p>
          </table:table-cell>
          <table:table-cell table:style-name="ce39" table:formula="of:=[.AG38]" office:value-type="percentage" office:value="5.85" calcext:value-type="percentage">
            <text:p>585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8]+[.AF38]*[.$E38])*[.$J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8]+[.AO38]*[.$E38])*[.$J38]" office:value-type="percentage" office:value="5.85" calcext:value-type="percentage">
            <text:p>585.00%</text:p>
          </table:table-cell>
          <table:table-cell table:style-name="ce16" table:number-columns-repeated="982"/>
        </table:table-row>
        <table:table-row table:style-name="ro1">
          <table:table-cell table:formula="of:=COM.MICROSOFT.CONCAT([.H223]; &quot;-&quot;; [.I223]; [.J223]; [.B23]; [.K223]; [.D223]; [.L223]; [.M223]; [.N223]; [.O223];[.P223];[.Q223];[.R223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9]+([.C39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9]=1;[.$E$9];0%)+IF([.H39]=1;[.$E$11];0%)+IF([.G39]=1;[.$E$10];0%)" office:value-type="percentage" office:value="8" calcext:value-type="percentage">
            <text:p>800.00%</text:p>
          </table:table-cell>
          <table:table-cell table:style-name="ce37" table:formula="of:=([.S39]+[.T39]*[.$E39])" office:value-type="percentage" office:value="0.85" calcext:value-type="percentage">
            <text:p>85.00%</text:p>
          </table:table-cell>
          <table:table-cell table:style-name="ce37" table:formula="of:=[.U39]" office:value-type="percentage" office:value="6.8" calcext:value-type="percentage">
            <text:p>68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39]+[.T39]*[.$E39])*[.$J39]" office:value-type="percentage" office:value="6.8" calcext:value-type="percentage">
            <text:p>68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24]; &quot;-&quot;; [.I224]; [.J224]; [.B24]; [.K224]; [.D224]; [.L224]; [.M224]; [.N224]; [.O224];[.P224];[.Q224];[.R224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5]; &quot;-&quot;; [.I225]; [.J225]; [.B25]; [.K225]; [.D225]; [.L225]; [.M225]; [.N225]; [.O225];[.P225];[.Q225];[.R225] )" office:value-type="string" office:string-value="3-17 Sentinel Huntress        x8 " calcext:value-type="string">
            <text:p>3-17 Sentinel Huntress <text:s text:c="7"/>x8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276" calcext:value-type="float">
            <text:p>276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6]; &quot;-&quot;; [.I226]; [.J226]; [.B26]; [.K226]; [.D226]; [.L226]; [.M226]; [.N226]; [.O226];[.P226];[.Q226];[.R226] )" office:value-type="string" office:string-value="3-30 Azarinth Perception      x8 " calcext:value-type="string">
            <text:p>3-30 Azarinth Perception <text:s text:c="5"/>x8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" table:formula="of:=[.D42]+([.C42]-1)*20" office:value-type="float" office:value="42" calcext:value-type="float">
            <text:p>42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2]=1;[.$E$9];0%)+IF([.H42]=1;[.$E$11];0%)+IF([.G42]=1;[.$E$10];0%)+IF([.I42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82"/>
        </table:table-row>
        <table:table-row table:style-name="ro1">
          <table:table-cell table:formula="of:=COM.MICROSOFT.CONCAT([.H227]; &quot;-&quot;; [.I227]; [.J227]; [.B27]; [.K227]; [.D227]; [.L227]; [.M227]; [.N227]; [.O227];[.P227];[.Q227];[.R227] )" office:value-type="string" office:string-value="3-28 Azarinth Reversal        x8 [109% to Deconstruction/Reconstruction]" calcext:value-type="string">
            <text:p>3-28 Azarinth Reversal <text:s text:c="7"/>x8 [109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formula="of:=[.D43]+([.C43]-1)*20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3]=1;[.$E$9];0%)+IF([.H43]=1;[.$E$11];0%)+IF([.G43]=1;[.$E$10];0%)+IF([.I43];[.$E$12];0%)" office:value-type="percentage" office:value="8" calcext:value-type="percentage">
            <text:p>800.00%</text:p>
          </table:table-cell>
          <table:table-cell table:style-name="ce9" table:formula="of:=([.M43]+[.N43]*[.$E43])" office:value-type="percentage" office:value="0.485" calcext:value-type="percentage">
            <text:p>48.50%</text:p>
          </table:table-cell>
          <table:table-cell table:style-name="ce9" table:formula="of:=[.O43]" office:value-type="percentage" office:value="3.88" calcext:value-type="percentage">
            <text:p>388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3]+[.N43]*[.$E43])*[.$J43]" office:value-type="percentage" office:value="3.88" calcext:value-type="percentage">
            <text:p>388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9" calcext:value-type="float">
            <text:p>9</text:p>
          </table:table-cell>
          <table:table-cell table:style-name="ce3" table:formula="of:=[.D44]+([.C44]-1)*20" office:value-type="float" office:value="49" calcext:value-type="float">
            <text:p>49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4]=1;[.$E$9];0%)+IF([.H44]=1;[.$E$11];0%)+IF([.G44]=1;[.$E$10];0%)+IF([.I44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82"/>
        </table:table-row>
        <table:table-row table:style-name="ro1">
          <table:table-cell table:formula="of:=[.B29]" office:value-type="string" office:string-value="Kin of Ash" calcext:value-type="string">
            <text:p>Kin of Ash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3" table:formula="of:=[.D45]+([.C45]-1)*20" office:value-type="float" office:value="44" calcext:value-type="float">
            <text:p>44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0]; &quot;-&quot;; [.I230]; [.J230]; [.B30]; [.K230]; [.D230]; [.L230]; [.M230]; [.N230]; [.O230];[.P230];[.Q230];[.R230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15" table:formula="of:=[.D46]+([.C46]-1)*20" office:value-type="float" office:value="46" calcext:value-type="float">
            <text:p>46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6]=1;[.$E$9];0%)+IF([.H46]=1;[.$E$11];0%)+IF([.G46]=1;[.$E$10];0%)+IF([.I46];[.$E$12];0%)" office:value-type="percentage" office:value="9" calcext:value-type="percentage">
            <text:p>900.00%</text:p>
          </table:table-cell>
          <table:table-cell table:style-name="ce38" table:formula="of:=([.M46]+[.N46]*[.$E46])" office:value-type="percentage" office:value="0.38" calcext:value-type="percentage">
            <text:p>38.00%</text:p>
          </table:table-cell>
          <table:table-cell table:style-name="ce38" table:formula="of:=[.O46]" office:value-type="percentage" office:value="3.42" calcext:value-type="percentage">
            <text:p>342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6]+[.N46]*[.$E46])*[.$J46]" office:value-type="percentage" office:value="3.42" calcext:value-type="percentage">
            <text:p>342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6]+[.AI46]*[.$E46])*[.$J46]" office:value-type="percentage" office:value="0.864" calcext:value-type="percentage">
            <text:p>86.4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6]+[.AL46]*[.$E46])*[.$J46]" office:value-type="percentage" office:value="0.864" calcext:value-type="percentage">
            <text:p>86.4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6]+[.AX46]*[.$E46])*[.$J46]" office:value-type="percentage" office:value="0.684" calcext:value-type="percentage">
            <text:p>68.40%</text:p>
          </table:table-cell>
          <table:table-cell table:style-name="ce15" table:number-columns-repeated="973"/>
        </table:table-row>
        <table:table-row table:style-name="ro1">
          <table:table-cell table:formula="of:=COM.MICROSOFT.CONCAT([.H231]; &quot;-&quot;; [.I231]; [.J231]; [.B31]; [.K231]; [.D231]; [.L231]; [.M231]; [.N231]; [.O231];[.P231];[.Q231];[.R231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13" table:formula="of:=[.D47]+([.C47]-1)*20" office:value-type="float" office:value="41" calcext:value-type="float">
            <text:p>4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7]=1;[.$E$9];0%)+IF([.H47]=1;[.$E$11];0%)+IF([.G47]=1;[.$E$10];0%)+IF([.I47];[.$E$12];0%)" office:value-type="percentage" office:value="8" calcext:value-type="percentage">
            <text:p>8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2]; &quot;-&quot;; [.I232]; [.J232]; [.B32]; [.K232]; [.D232]; [.L232]; [.M232]; [.N232]; [.O232];[.P232];[.Q232];[.R232] )" office:value-type="string" office:string-value="3-30 True Ash Creation        x2 " calcext:value-type="string">
            <text:p>3-30 True Ash Creation <text:s text:c="7"/>x2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1014"/>
        </table:table-row>
        <table:table-row table:style-name="ro1">
          <table:table-cell table:formula="of:=COM.MICROSOFT.CONCAT([.H233]; &quot;-&quot;; [.I233]; [.J233]; [.B33]; [.K233]; [.D233]; [.L233]; [.M233]; [.N233]; [.O233];[.P233];[.Q233];[.R233] )" office:value-type="string" office:string-value="3-30 Heart of Cinder          x9 " calcext:value-type="string">
            <text:p>3-30 Heart of Cinder <text:s text:c="9"/>x9 </text:p>
          </table:table-cell>
          <table:table-cell table:number-columns-repeated="1023"/>
        </table:table-row>
        <table:table-row table:style-name="ro1">
          <table:table-cell table:formula="of:=COM.MICROSOFT.CONCAT([.H234]; &quot;-&quot;; [.I234]; [.J234]; [.B34]; [.K234]; [.D234]; [.L234]; [.M234]; [.N234]; [.O234];[.P234];[.Q234];[.R234] )" office:value-type="string" office:string-value="3-27 Storm of Cinders         x2 " calcext:value-type="string">
            <text:p>3-27 Storm of Cinders <text:s text:c="8"/>x2 </text:p>
          </table:table-cell>
          <table:table-cell table:number-columns-repeated="1023"/>
        </table:table-row>
        <table:table-row table:style-name="ro1">
          <table:table-cell table:formula="of:=COM.MICROSOFT.CONCAT([.H235]; &quot;-&quot;; [.I235]; [.J235]; [.B35]; [.K235]; [.D235]; [.L235]; [.M235]; [.N235]; [.O235];[.P235];[.Q235];[.R235] )" office:value-type="string" office:string-value="3-30 Ash and Ember Unity      x2 " calcext:value-type="string">
            <text:p>3-30 Ash and Ember Unity <text:s text:c="5"/>x2 </text:p>
          </table:table-cell>
          <table:table-cell table:number-columns-repeated="1023"/>
        </table:table-row>
        <table:table-row table:style-name="ro1">
          <table:table-cell table:formula="of:=COM.MICROSOFT.CONCAT([.H236]; &quot;-&quot;; [.I236]; [.J236]; [.B36]; [.K236]; [.D236]; [.L236]; [.M236]; [.N236]; [.O236];[.P236];[.Q236];[.R236] )" office:value-type="string" office:string-value="3-30 Ashen Wings              x9 " calcext:value-type="string">
            <text:p>3-30 Ashen Wings <text:s text:c="13"/>x9 </text:p>
          </table:table-cell>
          <table:table-cell table:number-columns-repeated="1023"/>
        </table:table-row>
        <table:table-row table:style-name="ro1">
          <table:table-cell table:formula="of:=COM.MICROSOFT.CONCAT([.H237]; &quot;-&quot;; [.I237]; [.J237]; [.B37]; [.K237]; [.D237]; [.L237]; [.M237]; [.N237]; [.O237];[.P237];[.Q237];[.R237] )" office:value-type="string" office:string-value="3-27 Eyes of Ash              x9 [63.5% =&gt; 571.5% Perception]" calcext:value-type="string">
            <text:p>3-27 Eyes of Ash <text:s text:c="13"/>x9 [63.5% =&gt; 571.5% Perception]</text:p>
          </table:table-cell>
          <table:table-cell table:number-columns-repeated="1023"/>
        </table:table-row>
        <table:table-row table:style-name="ro1">
          <table:table-cell table:formula="of:=COM.MICROSOFT.CONCAT([.H238]; &quot;-&quot;; [.I238]; [.J238]; [.B38]; [.K238]; [.D238]; [.L238]; [.M238]; [.N238]; [.O238];[.P238];[.Q238];[.R238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39]; &quot;-&quot;; [.I239]; [.J239]; [.B39]; [.K239]; [.D239]; [.L239]; [.M239]; [.N239]; [.O239];[.P239];[.Q239];[.R239] )" office:value-type="string" office:string-value="3-30 Keeper of Ash            x8 [85.0% =&gt; 680.0% Damage]" calcext:value-type="string">
            <text:p>3-30 Keeper of Ash <text:s text:c="11"/>x8 [85.0% =&gt; 680.0% Damage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number-columns-repeated="10"/>
          <table:table-cell table:style-name="ce13" table:number-columns-repeated="1014"/>
        </table:table-row>
        <table:table-row table:style-name="ro1"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42]; &quot;-&quot;; [.I242]; [.J242]; [.B42]; [.K242]; [.D242]; [.L242]; [.M242]; [.N242]; [.O242];[.P242];[.Q242];[.R242] )" office:value-type="string" office:string-value="3-2  Phaseshift               x2 " calcext:value-type="string">
            <text:p>3-2 <text:s/>Phaseshift <text:s text:c="14"/>x2 </text:p>
          </table:table-cell>
          <table:table-cell table:number-columns-repeated="1023"/>
        </table:table-row>
        <table:table-row table:style-name="ro1">
          <table:table-cell table:formula="of:=COM.MICROSOFT.CONCAT([.H243]; &quot;-&quot;; [.I243]; [.J243]; [.B43]; [.K243]; [.D243]; [.L243]; [.M243]; [.N243]; [.O243];[.P243];[.Q243];[.R243] )" office:value-type="string" office:string-value="3-7  Flare of Creation        x8 [48.5% =&gt; 388.0% Resilience]" calcext:value-type="string">
            <text:p>3-7 <text:s/>Flare of Creation <text:s text:c="7"/>x8 [48.5% =&gt; 388.0% Resilience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4]; &quot;-&quot;; [.I244]; [.J244]; [.B44]; [.K244]; [.D244]; [.L244]; [.M244]; [.N244]; [.O244];[.P244];[.Q244];[.R244] )" office:value-type="string" office:string-value="3-9  Displacement             x2 " calcext:value-type="string">
            <text:p>3-9 <text:s/>Displacement <text:s text:c="12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5]; &quot;-&quot;; [.I245]; [.J245]; [.B45]; [.K245]; [.D245]; [.L245]; [.M245]; [.N245]; [.O245];[.P245];[.Q245];[.R245] )" office:value-type="string" office:string-value="3-4  Space Shift              x2 " calcext:value-type="string">
            <text:p>3-4 <text:s/>Space Shift <text:s text:c="13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style-name="ce21" table:formula="of:=COM.MICROSOFT.CONCAT([.H246]; &quot;-&quot;; [.I246]; [.J246]; [.B46]; [.K246]; [.D246]; [.L246]; [.M246]; [.N246]; [.O246];[.P246];[.Q246];[.R246]; [.T246];[.U246] )" office:value-type="string" office:string-value="3-6  Body of the Valkyrie     x9 [38.0% =&gt; 342.0% Resilience, 9.6% =&gt; 86.4% Physical Resistance, 5.0% =&gt; 86.4% Magic Resistance, 7.6% =&gt; 68.4% Health]" calcext:value-type="string">
            <text:p>3-6 <text:s/>Body of the Valkyrie <text:s text:c="4"/>x9 [38.0% =&gt; 342.0% Resilience, 9.6% =&gt; 86.4% Physical Resistance, 5.0% =&gt; 86.4% Magic Resistance, 7.6% =&gt; 68.4% Health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7]; &quot;-&quot;; [.I247]; [.J247]; [.B47]; [.K247]; [.D247]; [.L247]; [.M247]; [.N247]; [.O247];[.P247];[.Q247];[.R247] )" office:value-type="string" office:string-value="3-1  Space Awareness          x8 " calcext:value-type="string">
            <text:p>3-1 <text:s/>Space Awareness <text:s text:c="9"/>x8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6:.E142])" office:value-type="float" office:value="1885" calcext:value-type="float">
            <text:p>1885</text:p>
          </table:table-cell>
          <table:table-cell table:formula="of:=FLOOR([.F65]/100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COUNTIF([.C66:.C142]; &quot;=3&quot;)" office:value-type="float" office:value="18" calcext:value-type="float">
            <text:p>18</text:p>
          </table:table-cell>
          <table:table-cell table:formula="of:=[.G65]+[.H65]-[.I65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6];&quot;-&quot;;[.D66];[.F66];[.B66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6]+([.C66]-1)*20" office:value-type="float" office:value="3" calcext:value-type="float">
            <text:p>3</text:p>
          </table:table-cell>
          <table:table-cell table:formula="of:=IF([.D6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7];&quot;-&quot;;[.D67];[.F67];[.B67])" office:value-type="string" office:string-value="2-5  Deviant of Humanity" calcext:value-type="string">
            <text:p>2-5 <text:s/>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67]+([.C67]-1)*20" office:value-type="float" office:value="25" calcext:value-type="float">
            <text:p>25</text:p>
          </table:table-cell>
          <table:table-cell table:formula="of:=IF([.D67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8];&quot;-&quot;;[.D68];[.F68];[.B68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8]+([.C68]-1)*20" office:value-type="float" office:value="6" calcext:value-type="float">
            <text:p>6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9];&quot;-&quot;;[.D69];[.F69];[.B69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69]+([.C69]-1)*20" office:value-type="float" office:value="15" calcext:value-type="float">
            <text:p>15</text:p>
          </table:table-cell>
          <table:table-cell table:formula="of:=IF([.D6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70];&quot;-&quot;;[.D70];[.F70];[.B70])" office:value-type="string" office:string-value="1-5  Gourmet" calcext:value-type="string">
            <text:p>1-5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0]+([.C70]-1)*20" office:value-type="float" office:value="5" calcext:value-type="float">
            <text:p>5</text:p>
          </table:table-cell>
          <table:table-cell table:formula="of:=IF([.D7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1];&quot;-&quot;;[.D71];[.F71];[.B71])" office:value-type="string" office:string-value="1-9  Harmony of the Drowned" calcext:value-type="string">
            <text:p>1-9 <text:s/>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71]+([.C71]-1)*20" office:value-type="float" office:value="9" calcext:value-type="float">
            <text:p>9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2];&quot;-&quot;;[.D72];[.F72];[.B72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2]+([.C72]-1)*20" office:value-type="float" office:value="11" calcext:value-type="float">
            <text:p>11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1-18 Identify" calcext:value-type="string">
            <text:p>1-18 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73]+([.C73]-1)*20" office:value-type="float" office:value="18" calcext:value-type="float">
            <text:p>18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/>
          <table:table-cell table:style-name="ce13" table:number-columns-repeated="4"/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5];&quot;-&quot;;[.D75];[.F75];[.B75])" office:value-type="string" office:string-value="3-10 Meditation" calcext:value-type="string">
            <text:p>3-10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D75]+([.C75]-1)*20" office:value-type="float" office:value="50" calcext:value-type="float">
            <text:p>50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6];&quot;-&quot;;[.D76];[.F76];[.B76])" office:value-type="string" office:string-value="3-7  Monster Hunter" calcext:value-type="string">
            <text:p>3-7 <text:s/>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76]+([.C76]-1)*20" office:value-type="float" office:value="47" calcext:value-type="float">
            <text:p>47</text:p>
          </table:table-cell>
          <table:table-cell table:formula="of:=IF([.D7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1-20 Oxygen Repository" calcext:value-type="string">
            <text:p>1-20 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D77]+([.C77]-1)*20" office:value-type="float" office:value="20" calcext:value-type="float">
            <text:p>20</text:p>
          </table:table-cell>
          <table:table-cell table:formula="of:=IF([.D77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2-1  Sage of Torment" calcext:value-type="string">
            <text:p>2-1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78]+([.C78]-1)*20" office:value-type="float" office:value="21" calcext:value-type="float">
            <text:p>21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1-5  Soul Perception" calcext:value-type="string">
            <text:p>1-5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9]+([.C79]-1)*20" office:value-type="float" office:value="5" calcext:value-type="float">
            <text:p>5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1-3  Teaching" calcext:value-type="string">
            <text:p>1-3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80]+([.C80]-1)*20" office:value-type="float" office:value="3" calcext:value-type="float">
            <text:p>3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3-11 Veteran" calcext:value-type="string">
            <text:p>3-11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81]+([.C81]-1)*20" office:value-type="float" office:value="51" calcext:value-type="float">
            <text:p>51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2];&quot;-&quot;;[.D82];[.F82];[.B82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2]+([.C82]-1)*20" office:value-type="float" office:value="9" calcext:value-type="float">
            <text:p>9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4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5];&quot;-&quot;;[.D85];[.F85];[.B85])" office:value-type="string" office:string-value="3-17 Arcane Magic Resistance" calcext:value-type="string">
            <text:p>3-17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85]+([.C85]-1)*20" office:value-type="float" office:value="57" calcext:value-type="float">
            <text:p>57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6];&quot;-&quot;;[.D86];[.F86];[.B86])" office:value-type="string" office:string-value="1-1  Ash Magic Resistance" calcext:value-type="string">
            <text:p>1-1 <text:s/>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86]+([.C86]-1)*20" office:value-type="float" office:value="1" calcext:value-type="float">
            <text:p>1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[.B87])" office:value-type="string" office:string-value="2-20 Astral Magic Resistance" calcext:value-type="string">
            <text:p>2-20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87]+([.C87]-1)*20" office:value-type="float" office:value="40" calcext:value-type="float">
            <text:p>40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[.B88])" office:value-type="string" office:string-value="3-1  Blast Resistance" calcext:value-type="string">
            <text:p>3-1 <text:s/>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88]+([.C88]-1)*20" office:value-type="float" office:value="41" calcext:value-type="float">
            <text:p>41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[.B89])" office:value-type="string" office:string-value="2-1  Blight Resistance" calcext:value-type="string">
            <text:p>2-1 <text:s/>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89]+([.C89]-1)*20" office:value-type="float" office:value="21" calcext:value-type="float">
            <text:p>21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0];&quot;-&quot;;[.D90];[.F90];[.B90])" office:value-type="string" office:string-value="3-9  Blood Magic Resistance" calcext:value-type="string">
            <text:p>3-9 <text:s/>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90]+([.C90]-1)*20" office:value-type="float" office:value="49" calcext:value-type="float">
            <text:p>49</text:p>
          </table:table-cell>
          <table:table-cell table:formula="of:=IF([.D9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1];&quot;-&quot;;[.D91];[.F91];[.B91])" office:value-type="string" office:string-value="2-20 Blood Manipulation Resistance" calcext:value-type="string">
            <text:p>2-20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1]+([.C91]-1)*20" office:value-type="float" office:value="40" calcext:value-type="float">
            <text:p>4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[.B92])" office:value-type="string" office:string-value="2-6  Bone Magic Resistance" calcext:value-type="string">
            <text:p>2-6 <text:s/>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92]+([.C92]-1)*20" office:value-type="float" office:value="26" calcext:value-type="float">
            <text:p>26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[.B93])" office:value-type="string" office:string-value="2-20 Corrosion Resistance" calcext:value-type="string">
            <text:p>2-20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[.B94])" office:value-type="string" office:string-value="2-14 Crystal Resistance" calcext:value-type="string">
            <text:p>2-14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4]+([.C94]-1)*20" office:value-type="float" office:value="34" calcext:value-type="float">
            <text:p>3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[.B95])" office:value-type="string" office:string-value="2-20 Curse Resistance" calcext:value-type="string">
            <text:p>2-20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5]+([.C95]-1)*20" office:value-type="float" office:value="40" calcext:value-type="float">
            <text:p>40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[.B97])" office:value-type="string" office:string-value="2-6  Dark Magic Resistance" calcext:value-type="string">
            <text:p>2-6 <text:s/>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7]+([.C97]-1)*20" office:value-type="float" office:value="26" calcext:value-type="float">
            <text:p>26</text:p>
          </table:table-cell>
          <table:table-cell table:formula="of:=IF([.D9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[.B98])" office:value-type="string" office:string-value="2-20 Death Magic Resistance" calcext:value-type="string">
            <text:p>2-20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8]+([.C98]-1)*20" office:value-type="float" office:value="40" calcext:value-type="float">
            <text:p>40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[.B99])" office:value-type="string" office:string-value="2-6  Devour Resistance" calcext:value-type="string">
            <text:p>2-6 <text:s/>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9]+([.C99]-1)*20" office:value-type="float" office:value="26" calcext:value-type="float">
            <text:p>26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[.B100])" office:value-type="string" office:string-value="2-3  Diamond Magic Resistance" calcext:value-type="string">
            <text:p>2-3 <text:s/>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0]+([.C100]-1)*20" office:value-type="float" office:value="23" calcext:value-type="float">
            <text:p>23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1];&quot;-&quot;;[.D101];[.F101];[.B101])" office:value-type="string" office:string-value="1-7  Divination Magic Resistance" calcext:value-type="string">
            <text:p>1-7 <text:s/>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101]+([.C101]-1)*20" office:value-type="float" office:value="7" calcext:value-type="float">
            <text:p>7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2];&quot;-&quot;;[.D102];[.F102];[.B102])" office:value-type="string" office:string-value="1-6  Dust Magic Resistance" calcext:value-type="string">
            <text:p>1-6 <text:s/>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2]+([.C102]-1)*20" office:value-type="float" office:value="6" calcext:value-type="float">
            <text:p>6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[.B103])" office:value-type="string" office:string-value="2-20 Earth Resistance" calcext:value-type="string">
            <text:p>2-20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3]+([.C103]-1)*20" office:value-type="float" office:value="40" calcext:value-type="float">
            <text:p>40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[.B104])" office:value-type="string" office:string-value="2-1  Emerald Magic Resistance" calcext:value-type="string">
            <text:p>2-1 <text:s/>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4]+([.C104]-1)*20" office:value-type="float" office:value="21" calcext:value-type="float">
            <text:p>21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[.B105])" office:value-type="string" office:string-value="1-12 Fear Resistance" calcext:value-type="string">
            <text:p>1-12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2" calcext:value-type="float">
            <text:p>12</text:p>
          </table:table-cell>
          <table:table-cell table:style-name="ce13" table:formula="of:=[.D105]+([.C105]-1)*20" office:value-type="float" office:value="12" calcext:value-type="float">
            <text:p>12</text:p>
          </table:table-cell>
          <table:table-cell table:formula="of:=IF([.D105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[.B106])" office:value-type="string" office:string-value="1-8  Flesh Magic Resistance" calcext:value-type="string">
            <text:p>1-8 <text:s/>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106]+([.C106]-1)*20" office:value-type="float" office:value="8" calcext:value-type="float">
            <text:p>8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[.B107])" office:value-type="string" office:string-value="2-20 Gravity Magic Resistance" calcext:value-type="string">
            <text:p>2-20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7]+([.C107]-1)*20" office:value-type="float" office:value="40" calcext:value-type="float">
            <text:p>40</text:p>
          </table:table-cell>
          <table:table-cell table:formula="of:=IF([.D107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[.B108])" office:value-type="string" office:string-value="2-20 Health Drain Resistance" calcext:value-type="string">
            <text:p>2-20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[.B109])" office:value-type="string" office:string-value="3-7  Heat Resistance" calcext:value-type="string">
            <text:p>3-7 <text:s/>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09]+([.C109]-1)*20" office:value-type="float" office:value="47" calcext:value-type="float">
            <text:p>47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0];&quot;-&quot;;[.D110];[.F110];[.B110])" office:value-type="string" office:string-value="2-20 Ice Resistance" calcext:value-type="string">
            <text:p>2-20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0]+([.C110]-1)*20" office:value-type="float" office:value="40" calcext:value-type="float">
            <text:p>40</text:p>
          </table:table-cell>
          <table:table-cell table:formula="of:=IF([.D110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1];&quot;-&quot;;[.D111];[.F111];[.B111])" office:value-type="string" office:string-value="3-1  Lava Magic Resistance" calcext:value-type="string">
            <text:p>3-1 <text:s/>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1]+([.C111]-1)*20" office:value-type="float" office:value="41" calcext:value-type="float">
            <text:p>41</text:p>
          </table:table-cell>
          <table:table-cell table:formula="of:=IF([.D11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2];&quot;-&quot;;[.D112];[.F112];[.B112])" office:value-type="string" office:string-value="3-1  Light Magic Resistance" calcext:value-type="string">
            <text:p>3-1 <text:s/>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2]+([.C112]-1)*20" office:value-type="float" office:value="41" calcext:value-type="float">
            <text:p>41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[.B113])" office:value-type="string" office:string-value="3-5  Lightning Resistance" calcext:value-type="string">
            <text:p>3-5 <text:s/>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13]+([.C113]-1)*20" office:value-type="float" office:value="45" calcext:value-type="float">
            <text:p>45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5];&quot;-&quot;;[.D115];[.F115];[.B115])" office:value-type="string" office:string-value="3-3  Mana Drain Resistance" calcext:value-type="string">
            <text:p>3-3 <text:s/>Mana Drain Resistance</text:p>
          </table:table-cell>
          <table:table-cell office:value-type="string" calcext:value-type="string">
            <text:p>Mana Drain Resist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15]+([.C115]-1)*20" office:value-type="float" office:value="43" calcext:value-type="float">
            <text:p>43</text:p>
          </table:table-cell>
          <table:table-cell table:formula="of:=IF([.D115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6];&quot;-&quot;;[.D116];[.F116];[.B116])" office:value-type="string" office:string-value="3-5  Mental Resistance" calcext:value-type="string">
            <text:p>3-5 <text:s/>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116]+([.C116]-1)*20" office:value-type="float" office:value="45" calcext:value-type="float">
            <text:p>45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[.B117])" office:value-type="string" office:string-value="2-20 Mist Magic Resistance" calcext:value-type="string">
            <text:p>2-20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7]+([.C117]-1)*20" office:value-type="float" office:value="40" calcext:value-type="float">
            <text:p>40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[.B118])" office:value-type="string" office:string-value="1-3  Obsidian Magic Resistance" calcext:value-type="string">
            <text:p>1-3 <text:s/>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18]+([.C118]-1)*20" office:value-type="float" office:value="3" calcext:value-type="float">
            <text:p>3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19];&quot;-&quot;;[.D119];[.F119];[.B119])" office:value-type="string" office:string-value="3-3  Pain Tolerance" calcext:value-type="string">
            <text:p>3-3 <text:s/>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19]+([.C119]-1)*20" office:value-type="float" office:value="43" calcext:value-type="float">
            <text:p>4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0];&quot;-&quot;;[.D120];[.F120];[.B120])" office:value-type="string" office:string-value="3-2  Poison Resistance" calcext:value-type="string">
            <text:p>3-2 <text:s/>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0]+([.C120]-1)*20" office:value-type="float" office:value="42" calcext:value-type="float">
            <text:p>42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1];&quot;-&quot;;[.D121];[.F121];[.B121])" office:value-type="string" office:string-value="2-5  Rot Resistance" calcext:value-type="string">
            <text:p>2-5 <text:s/>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121]+([.C121]-1)*20" office:value-type="float" office:value="25" calcext:value-type="float">
            <text:p>25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[.B122])" office:value-type="string" office:string-value="1-14 Ruby Magic Resistance" calcext:value-type="string">
            <text:p>1-14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2]+([.C122]-1)*20" office:value-type="float" office:value="14" calcext:value-type="float">
            <text:p>14</text:p>
          </table:table-cell>
          <table:table-cell table:formula="of:=IF([.D122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[.B123])" office:value-type="string" office:string-value="2-20 Sand Magic Resistance" calcext:value-type="string">
            <text:p>2-20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3]+([.C123]-1)*20" office:value-type="float" office:value="40" calcext:value-type="float">
            <text:p>40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4];&quot;-&quot;;[.D124];[.F124];[.B124])" office:value-type="string" office:string-value="1-13 Sapphire Magic Resistance" calcext:value-type="string">
            <text:p>1-13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4]+([.C124]-1)*20" office:value-type="float" office:value="13" calcext:value-type="float">
            <text:p>13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5];&quot;-&quot;;[.D125];[.F125];[.B125])" office:value-type="string" office:string-value="1-1  Silver Magic Resistance" calcext:value-type="string">
            <text:p>1-1 <text:s/>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5]+([.C125]-1)*20" office:value-type="float" office:value="1" calcext:value-type="float">
            <text:p>1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6];&quot;-&quot;;[.D126];[.F126];[.B126])" office:value-type="string" office:string-value="2-3  Smoke Magic Resistance" calcext:value-type="string">
            <text:p>2-3 <text:s/>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6]+([.C126]-1)*20" office:value-type="float" office:value="23" calcext:value-type="float">
            <text:p>23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27];&quot;-&quot;;[.D127];[.F127];[.B127])" office:value-type="string" office:string-value="2-3  Soul Magic Resistance" calcext:value-type="string">
            <text:p>2-3 <text:s/>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7]+([.C127]-1)*20" office:value-type="float" office:value="23" calcext:value-type="float">
            <text:p>23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28];&quot;-&quot;;[.D128];[.F128];[.B128])" office:value-type="string" office:string-value="1-18 Sound Magic Resistance" calcext:value-type="string">
            <text:p>1-18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28]+([.C128]-1)*20" office:value-type="float" office:value="18" calcext:value-type="float">
            <text:p>18</text:p>
          </table:table-cell>
          <table:table-cell table:formula="of:=IF([.D128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29];&quot;-&quot;;[.D129];[.F129];[.B129])" office:value-type="string" office:string-value="3-5  Space Magic Resistance" calcext:value-type="string">
            <text:p>3-5 <text:s/>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29]+([.C129]-1)*20" office:value-type="float" office:value="45" calcext:value-type="float">
            <text:p>45</text:p>
          </table:table-cell>
          <table:table-cell table:formula="of:=IF([.D12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0];&quot;-&quot;;[.D130];[.F130];[.B130])" office:value-type="string" office:string-value="2-20 Stamina Drain Resistance" calcext:value-type="string">
            <text:p>2-20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0]+([.C130]-1)*20" office:value-type="float" office:value="40" calcext:value-type="float">
            <text:p>40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/>
          <table:table-cell table:style-name="ce13" table:number-columns-repeated="9"/>
          <table:table-cell table:number-columns-repeated="1014"/>
        </table:table-row>
        <table:table-row table:style-name="ro1">
          <table:table-cell table:formula="of:=COM.MICROSOFT.CONCAT([.C132];&quot;-&quot;;[.D132];[.F132];[.B132])" office:value-type="string" office:string-value="2-20 Time Magic Resistance" calcext:value-type="string">
            <text:p>2-20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2]+([.C132]-1)*20" office:value-type="float" office:value="40" calcext:value-type="float">
            <text:p>40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3];&quot;-&quot;;[.D133];[.F133];[.B133])" office:value-type="string" office:string-value="1-18 Topaz Magic Resistance" calcext:value-type="string">
            <text:p>1-18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3]+([.C133]-1)*20" office:value-type="float" office:value="18" calcext:value-type="float">
            <text:p>18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4];&quot;-&quot;;[.D134];[.F134];[.B134])" office:value-type="string" office:string-value="1-14 Vine Magic Resistance" calcext:value-type="string">
            <text:p>1-14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4]+([.C134]-1)*20" office:value-type="float" office:value="14" calcext:value-type="float">
            <text:p>14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5];&quot;-&quot;;[.D135];[.F135];[.B135])" office:value-type="string" office:string-value="3-2  Void Magic Resistance" calcext:value-type="string">
            <text:p>3-2 <text:s/>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35]+([.C135]-1)*20" office:value-type="float" office:value="42" calcext:value-type="float">
            <text:p>42</text:p>
          </table:table-cell>
          <table:table-cell table:formula="of:=IF([.D135]&lt;10;&quot;  &quot;; &quot; &quot;)" office:value-type="string" office:string-value="  " calcext:value-type="string">
            <text:p><text:s text:c="2"/></text:p>
          </table:table-cell>
          <table:table-cell table:number-columns-repeated="1018"/>
        </table:table-row>
        <table:table-row table:style-name="ro1">
          <table:table-cell table:formula="of:=COM.MICROSOFT.CONCAT([.C136];&quot;-&quot;;[.D136];[.F136];[.B136])" office:value-type="string" office:string-value="3-1  Water Resistance" calcext:value-type="string">
            <text:p>3-1 <text:s/>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36]+([.C136]-1)*20" office:value-type="float" office:value="41" calcext:value-type="float">
            <text:p>41</text:p>
          </table:table-cell>
          <table:table-cell table:formula="of:=IF([.D13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7];&quot;-&quot;;[.D137];[.F137];[.B137])" office:value-type="string" office:string-value="3-2  Wind Resistance" calcext:value-type="string">
            <text:p>3-2 <text:s/>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37]+([.C137]-1)*20" office:value-type="float" office:value="42" calcext:value-type="float">
            <text:p>42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8];&quot;-&quot;;[.D138];[.F138];[.B138])" office:value-type="string" office:string-value="2-20 Wood Magic Resistance" calcext:value-type="string">
            <text:p>2-20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8]+([.C138]-1)*20" office:value-type="float" office:value="40" calcext:value-type="float">
            <text:p>40</text:p>
          </table:table-cell>
          <table:table-cell table:formula="of:=IF([.D138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0]; [.C140])" office:value-type="string" office:string-value="12 1st tier" calcext:value-type="string">
            <text:p>12 1st tier</text:p>
          </table:table-cell>
          <table:table-cell table:formula="of:=COUNTIF([.$C$85:.$C$138];&quot;=1&quot;)" office:value-type="float" office:value="12" calcext:value-type="float">
            <text:p>12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1]; [.C141])" office:value-type="string" office:string-value="24 2nd tier" calcext:value-type="string">
            <text:p>24 2nd tier</text:p>
          </table:table-cell>
          <table:table-cell table:formula="of:=COUNTIF([.$C$85:.$C$138];&quot;=2&quot;)" office:value-type="float" office:value="24" calcext:value-type="float">
            <text:p>24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2]; [.C142])" office:value-type="string" office:string-value="15 3rd tier" calcext:value-type="string">
            <text:p>15 3rd tier</text:p>
          </table:table-cell>
          <table:table-cell table:formula="of:=COUNTIF([.$C$85:.$C$138];&quot;=3&quot;)" office:value-type="float" office:value="15" calcext:value-type="float">
            <text:p>15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4:.G144])" office:value-type="string" office:string-value="Ash Density: 39 x 5% = 195%" calcext:value-type="string">
            <text:p>Ash Density: 39 x 5% = 195%</text:p>
          </table:table-cell>
          <table:table-cell office:value-type="string" calcext:value-type="string">
            <text:p>Ash Density: </text:p>
          </table:table-cell>
          <table:table-cell table:formula="of:=([.B142]+[.B141])" office:value-type="float" office:value="39" calcext:value-type="float">
            <text:p>39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4]*[.E144]; &quot;###,#%&quot;)" office:value-type="string" office:string-value="195%" calcext:value-type="string">
            <text:p>195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TEXT([.B142]*15%;&quot;%&quot;)" office:value-type="string" office:string-value="225%" calcext:value-type="string">
            <text:p>225%</text:p>
          </table:table-cell>
          <table:table-cell table:formula="of:=TEXT([.B141]*10%;&quot;%&quot;)" office:value-type="string" office:string-value="240%" calcext:value-type="string">
            <text:p>240%</text:p>
          </table:table-cell>
          <table:table-cell table:formula="of:=TEXT([.B140]*5%;&quot;%&quot;)" office:value-type="string" office:string-value="60%" calcext:value-type="string">
            <text:p>60%</text:p>
          </table:table-cell>
          <table:table-cell table:formula="of:=TEXT([.C145]+[.D145]+[.E145]; &quot;###,#%&quot;)" office:value-type="string" office:string-value="525%" calcext:value-type="string">
            <text:p>52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B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45]; &quot; + &quot;; [.D145]; &quot; + &quot;; [.E145]; &quot; = &quot;; [.F145]; &quot;) more dense - &quot;; [.B38] ;&quot; 2nd&quot;)" office:value-type="string" office:string-value="        Muscles are (225% + 240% + 60% = 525%) more dense - Avatar of Ash 2nd" calcext:value-type="string">
            <text:p><text:s text:c="8"/>Muscles are (225% + 240% + 60% = 525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45]; &quot;] more dense. (Avatar of Ash 2nd)&quot;)" office:value-type="string" office:string-value="                [525%] more dense. (Avatar of Ash 2nd)" calcext:value-type="string">
            <text:p><text:s text:c="16"/>[525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D17]" office:value-type="float" office:value="401" calcext:value-type="float">
            <text:p>401</text:p>
          </table:table-cell>
          <table:table-cell table:formula="of:=LEN([.D185])" office:value-type="float" office:value="3" calcext:value-type="float">
            <text:p>3</text:p>
          </table:table-cell>
          <table:table-cell table:formula="of:=REPT(&quot; &quot;; MAX([.$E$185:.$E$187])-[.E185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7]" office:value-type="string" office:string-value="The Azarinth Sentinel" calcext:value-type="string">
            <text:p>The Azarinth Sentine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D29]" office:value-type="float" office:value="400" calcext:value-type="float">
            <text:p>400</text:p>
          </table:table-cell>
          <table:table-cell table:formula="of:=LEN([.D186])" office:value-type="float" office:value="3" calcext:value-type="float">
            <text:p>3</text:p>
          </table:table-cell>
          <table:table-cell table:formula="of:=REPT(&quot; &quot;; MAX([.$E$185:.$E$187])-[.E186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D41]" office:value-type="float" office:value="276" calcext:value-type="float">
            <text:p>276</text:p>
          </table:table-cell>
          <table:table-cell table:formula="of:=LEN([.D187])" office:value-type="float" office:value="3" calcext:value-type="float">
            <text:p>3</text:p>
          </table:table-cell>
          <table:table-cell table:formula="of:=REPT(&quot; &quot;; MAX([.$E$185:.$E$187])-[.E187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700%" calcext:value-type="string">
            <text:p>7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100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200%" calcext:value-type="string">
            <text:p>2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100%" calcext:value-type="string">
            <text:p>1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194:.$L$199])-[.L194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194:.$L$199])-[.L195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H196])" office:value-type="float" office:value="7" calcext:value-type="float">
            <text:p>7</text:p>
          </table:table-cell>
          <table:table-cell table:formula="of:=REPT(&quot; &quot;; MAX([.$J$196:.$J$198])-[.J196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194:.$L$199])-[.L19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35" calcext:value-type="float">
            <text:p>435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871.0" calcext:value-type="string">
            <text:p>2,871.0</text:p>
          </table:table-cell>
          <table:table-cell office:value-type="string" calcext:value-type="string">
            <text:p>]</text:p>
          </table:table-cell>
          <table:table-cell table:formula="of:=LEN([.H197])" office:value-type="float" office:value="7" calcext:value-type="float">
            <text:p>7</text:p>
          </table:table-cell>
          <table:table-cell table:formula="of:=REPT(&quot; &quot;; MAX([.$J$196:.$J$198])-[.J197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194:.$L$199])-[.L19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090" calcext:value-type="float">
            <text:p>109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14,606.0" calcext:value-type="string">
            <text:p>14,606.0</text:p>
          </table:table-cell>
          <table:table-cell office:value-type="string" calcext:value-type="string">
            <text:p>]</text:p>
          </table:table-cell>
          <table:table-cell table:formula="of:=LEN([.H198])" office:value-type="float" office:value="8" calcext:value-type="float">
            <text:p>8</text:p>
          </table:table-cell>
          <table:table-cell table:formula="of:=REPT(&quot; &quot;; MAX([.$J$196:.$J$198])-[.J198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194:.$L$199])-[.L198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194:.$L$199])-[.L199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3,435.0%" calcext:value-type="string">
            <text:p>3,43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1,825.0%" calcext:value-type="string">
            <text:p>1,82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560.0%" calcext:value-type="string">
            <text:p>1,56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18,524" calcext:value-type="string">
            <text:p>18,524</text:p>
          </table:table-cell>
          <table:table-cell table:formula="of:=LEN([.C205])" office:value-type="float" office:value="6" calcext:value-type="float">
            <text:p>6</text:p>
          </table:table-cell>
          <table:table-cell table:formula="of:=REPT(&quot; &quot;;MAX([.$D$205:.$D$207])-[.D205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350" calcext:value-type="string">
            <text:p>4,350</text:p>
          </table:table-cell>
          <table:table-cell table:formula="of:=LEN([.C206])" office:value-type="float" office:value="5" calcext:value-type="float">
            <text:p>5</text:p>
          </table:table-cell>
          <table:table-cell table:formula="of:=REPT(&quot; &quot;;MAX([.$D$205:.$D$207])-[.D206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22,000" calcext:value-type="string">
            <text:p>22,000</text:p>
          </table:table-cell>
          <table:table-cell table:formula="of:=LEN([.C207])" office:value-type="float" office:value="6" calcext:value-type="float">
            <text:p>6</text:p>
          </table:table-cell>
          <table:table-cell table:formula="of:=REPT(&quot; &quot;;MAX([.$D$205:.$D$207])-[.D207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hp/sec: <text:s/></text:p>
          </table:table-cell>
          <table:table-cell table:formula="of:=TEXT([.V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44.8" calcext:value-type="string">
            <text:p>44.8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mp/sec: <text:s/></text:p>
          </table:table-cell>
          <table:table-cell table:formula="of:=TEXT([.V3];&quot;#,##0.00%&quot;)" office:value-type="string" office:string-value="0.22%" calcext:value-type="string">
            <text:p>0.22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47.7" calcext:value-type="string">
            <text:p>47.7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w/Med: <text:s text:c="2"/></text:p>
          </table:table-cell>
          <table:table-cell table:formula="of:=TEXT([.V4];&quot;#,##0.00%&quot;)" office:value-type="string" office:string-value="0.29%" calcext:value-type="string">
            <text:p>0.29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64.2" calcext:value-type="string">
            <text:p>64.2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7.670%" calcext:value-type="string">
            <text:p>97.670%</text:p>
          </table:table-cell>
          <table:table-cell table:formula="of:=REPT(&quot; &quot;;MAX([.$J$214:.$J$215])-[.J214]+1)" office:value-type="string" office:string-value="   " calcext:value-type="string">
            <text:p><text:s text:c="3"/></text:p>
          </table:table-cell>
          <table:table-cell office:value-type="string" calcext:value-type="string">
            <text:p>[hp x </text:p>
          </table:table-cell>
          <table:table-cell table:formula="of:=REPT(&quot; &quot;;MAX([.$K$214:.$K$215])-[.K214])">
            <text:p/>
          </table:table-cell>
          <table:table-cell table:style-name="ce54" table:formula="of:=TEXT([.R13];&quot;#,##0.00&quot;)" office:value-type="string" office:string-value="42.96" calcext:value-type="string">
            <text:p>42.96</text:p>
          </table:table-cell>
          <table:table-cell office:value-type="string" calcext:value-type="string">
            <text:p>]</text:p>
          </table:table-cell>
          <table:table-cell table:formula="of:=LEN([.D214])" office:value-type="float" office:value="7" calcext:value-type="float">
            <text:p>7</text:p>
          </table:table-cell>
          <table:table-cell table:formula="of:=LEN([.H214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787,862.8" calcext:value-type="string">
            <text:p>787,862.8</text:p>
          </table:table-cell>
          <table:table-cell table:formula="of:=REPT(&quot; &quot;;MAX([.$J$214:.$J$215])-[.J215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14:.$K$215])-[.K215])">
            <text:p/>
          </table:table-cell>
          <table:table-cell table:formula="of:=TEXT([.R13]*(1+[.AY15]);&quot;#,##0.00&quot;)" office:value-type="string" office:string-value="72.35" calcext:value-type="string">
            <text:p>72.35</text:p>
          </table:table-cell>
          <table:table-cell office:value-type="string" calcext:value-type="string">
            <text:p>]</text:p>
          </table:table-cell>
          <table:table-cell table:formula="of:=LEN([.D215])" office:value-type="float" office:value="9" calcext:value-type="float">
            <text:p>9</text:p>
          </table:table-cell>
          <table:table-cell table:formula="of:=LEN([.H21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18:.E247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8]; &quot;x# &quot;)" office:value-type="string" office:string-value="x3 " calcext:value-type="string">
            <text:p>x3 </text:p>
          </table:table-cell>
          <table:table-cell table:formula="of:=LEN([.B18])" office:value-type="float" office:value="20" calcext:value-type="float">
            <text:p>20</text:p>
          </table:table-cell>
          <table:table-cell table:formula="of:=[.$E$217]-[.E218]+1+IF([.J18]&lt;10;1;0)" office:value-type="float" office:value="5" calcext:value-type="float">
            <text:p>5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D18]" office:value-type="float" office:value="30" calcext:value-type="float">
            <text:p>30</text:p>
          </table:table-cell>
          <table:table-cell table:formula="of:=IF([.I218]&lt;10; &quot;  &quot;; &quot; &quot;)" office:value-type="string" office:string-value=" " calcext:value-type="string">
            <text:p><text:s/></text:p>
          </table:table-cell>
          <table:table-cell table:formula="of:=REPT(&quot; &quot;; [.F218])" office:value-type="string" office:string-value="     " calcext:value-type="string">
            <text:p><text:s text:c="5"/></text:p>
          </table:table-cell>
          <table:table-cell table:formula="of:=IF([.M21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3 " calcext:value-type="string">
            <text:p>x3 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[.$E$217]-[.E219]+1+IF([.J19]&lt;10;1;0)" office:value-type="float" office:value="2" calcext:value-type="float">
            <text:p>2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19]&lt;10; &quot;  &quot;; &quot; &quot;)" office:value-type="string" office:string-value=" " calcext:value-type="string">
            <text:p><text:s/></text:p>
          </table:table-cell>
          <table:table-cell table:formula="of:=REPT(&quot; &quot;; [.F219])" office:value-type="string" office:string-value="  " calcext:value-type="string">
            <text:p><text:s text:c="2"/></text:p>
          </table:table-cell>
          <table:table-cell table:formula="of:=IF([.M21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8 " calcext:value-type="string">
            <text:p>x8 </text:p>
          </table:table-cell>
          <table:table-cell table:formula="of:=LEN([.B20])" office:value-type="float" office:value="18" calcext:value-type="float">
            <text:p>18</text:p>
          </table:table-cell>
          <table:table-cell table:formula="of:=[.$E$217]-[.E220]+1+IF([.J20]&lt;10;1;0)" office:value-type="float" office:value="7" calcext:value-type="float">
            <text:p>7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20]&lt;10; &quot;  &quot;; &quot; &quot;)" office:value-type="string" office:string-value=" " calcext:value-type="string">
            <text:p><text:s/></text:p>
          </table:table-cell>
          <table:table-cell table:formula="of:=REPT(&quot; &quot;; [.F220])" office:value-type="string" office:string-value="       " calcext:value-type="string">
            <text:p><text:s text:c="7"/></text:p>
          </table:table-cell>
          <table:table-cell table:formula="of:=IF([.M220]=&quot;&quot;;&quot;&quot;;&quot;[&quot;)" office:value-type="string" office:string-value="[" calcext:value-type="string">
            <text:p>[</text:p>
          </table:table-cell>
          <table:table-cell table:formula="of:=COM.MICROSOFT.CONCAT(TEXT([.K20];&quot;#,##0.0%&quot;); [.$M$217]; TEXT([.L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 " calcext:value-type="string">
            <text:p>x1 </text:p>
          </table:table-cell>
          <table:table-cell table:formula="of:=LEN([.B21])" office:value-type="float" office:value="5" calcext:value-type="float">
            <text:p>5</text:p>
          </table:table-cell>
          <table:table-cell table:formula="of:=[.$E$217]-[.E221]+1+IF([.J21]&lt;10;1;0)" office:value-type="float" office:value="20" calcext:value-type="float">
            <text:p>20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30" calcext:value-type="float">
            <text:p>30</text:p>
          </table:table-cell>
          <table:table-cell table:formula="of:=IF([.I221]&lt;10; &quot;  &quot;; &quot; &quot;)" office:value-type="string" office:string-value=" " calcext:value-type="string">
            <text:p><text:s/></text:p>
          </table:table-cell>
          <table:table-cell table:formula="of:=REPT(&quot; &quot;; [.F221])" office:value-type="string" office:string-value="                    " calcext:value-type="string">
            <text:p><text:s text:c="20"/></text:p>
          </table:table-cell>
          <table:table-cell table:formula="of:=IF([.M22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$E$217]-[.E222]+1+IF([.J22]&lt;10;1;0)" office:value-type="float" office:value="10" calcext:value-type="float">
            <text:p>1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30" calcext:value-type="float">
            <text:p>30</text:p>
          </table:table-cell>
          <table:table-cell table:formula="of:=IF([.I222]&lt;10; &quot;  &quot;; &quot; &quot;)" office:value-type="string" office:string-value=" " calcext:value-type="string">
            <text:p><text:s/></text:p>
          </table:table-cell>
          <table:table-cell table:formula="of:=REPT(&quot; &quot;; [.F222])" office:value-type="string" office:string-value="          " calcext:value-type="string">
            <text:p><text:s text:c="10"/></text:p>
          </table:table-cell>
          <table:table-cell table:formula="of:=IF([.M22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0 " calcext:value-type="string">
            <text:p>x10 </text:p>
          </table:table-cell>
          <table:table-cell table:formula="of:=LEN([.B23])" office:value-type="float" office:value="13" calcext:value-type="float">
            <text:p>13</text:p>
          </table:table-cell>
          <table:table-cell table:formula="of:=[.$E$217]-[.E223]+1+IF([.J23]&lt;10;1;0)" office:value-type="float" office:value="11" calcext:value-type="float">
            <text:p>11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23]&lt;10; &quot;  &quot;; &quot; &quot;)" office:value-type="string" office:string-value=" " calcext:value-type="string">
            <text:p><text:s/></text:p>
          </table:table-cell>
          <table:table-cell table:formula="of:=REPT(&quot; &quot;; [.F223])" office:value-type="string" office:string-value="           " calcext:value-type="string">
            <text:p><text:s text:c="11"/></text:p>
          </table:table-cell>
          <table:table-cell table:formula="of:=IF([.M223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17]; TEXT([.AV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3];&quot;#,##0.0%&quot;); [.$M$217]; TEXT([.L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3];&quot;#,##0.0%&quot;);[.$M$217]; TEXT([.AJ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8 " calcext:value-type="string">
            <text:p>x8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17]-[.E224]+1+IF([.J24]&lt;10;1;0)" office:value-type="float" office:value="8" calcext:value-type="float">
            <text:p>8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24]&lt;10; &quot;  &quot;; &quot; &quot;)" office:value-type="string" office:string-value=" " calcext:value-type="string">
            <text:p><text:s/></text:p>
          </table:table-cell>
          <table:table-cell table:formula="of:=REPT(&quot; &quot;; [.F224])" office:value-type="string" office:string-value="        " calcext:value-type="string">
            <text:p><text:s text:c="8"/></text:p>
          </table:table-cell>
          <table:table-cell table:formula="of:=IF([.M224]=&quot;&quot;;&quot;&quot;;&quot;[&quot;)" office:value-type="string" office:string-value="[" calcext:value-type="string">
            <text:p>[</text:p>
          </table:table-cell>
          <table:table-cell table:formula="of:=COM.MICROSOFT.CONCAT(TEXT([.K24];&quot;#,##0.0%&quot;);[.$M$217]; TEXT([.L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M$217]; TEXT(10%*[.J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8 " calcext:value-type="string">
            <text:p>x8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17]-[.E225]+1+IF([.J25]&lt;10;1;0)" office:value-type="float" office:value="8" calcext:value-type="float">
            <text:p>8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17" calcext:value-type="float">
            <text:p>17</text:p>
          </table:table-cell>
          <table:table-cell table:formula="of:=IF([.I225]&lt;10; &quot;  &quot;; &quot; &quot;)" office:value-type="string" office:string-value=" " calcext:value-type="string">
            <text:p><text:s/></text:p>
          </table:table-cell>
          <table:table-cell table:formula="of:=REPT(&quot; &quot;; [.F225])" office:value-type="string" office:string-value="        " calcext:value-type="string">
            <text:p><text:s text:c="8"/></text:p>
          </table:table-cell>
          <table:table-cell table:formula="of:=IF([.M22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8 " calcext:value-type="string">
            <text:p>x8 </text:p>
          </table:table-cell>
          <table:table-cell table:formula="of:=LEN([.B26])" office:value-type="float" office:value="19" calcext:value-type="float">
            <text:p>19</text:p>
          </table:table-cell>
          <table:table-cell table:formula="of:=[.$E$217]-[.E226]+1+IF([.J26]&lt;10;1;0)" office:value-type="float" office:value="6" calcext:value-type="float">
            <text:p>6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" calcext:value-type="string">
            <text:p><text:s text:c="6"/></text:p>
          </table:table-cell>
          <table:table-cell table:formula="of:=IF([.M22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8 " calcext:value-type="string">
            <text:p>x8 </text:p>
          </table:table-cell>
          <table:table-cell table:formula="of:=LEN([.B27])" office:value-type="float" office:value="17" calcext:value-type="float">
            <text:p>17</text:p>
          </table:table-cell>
          <table:table-cell table:formula="of:=[.$E$217]-[.E227]+1+IF([.J27]&lt;10;1;0)" office:value-type="float" office:value="8" calcext:value-type="float">
            <text:p>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28" calcext:value-type="float">
            <text:p>28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   " calcext:value-type="string">
            <text:p><text:s text:c="8"/></text:p>
          </table:table-cell>
          <table:table-cell table:formula="of:=IF([.M227]=&quot;&quot;;&quot;&quot;;&quot;[&quot;)" office:value-type="string" office:string-value="[" calcext:value-type="string">
            <text:p>[</text:p>
          </table:table-cell>
          <table:table-cell table:formula="of:=TEXT(MIN([.E2:.E7])/400;&quot;#,##0%&quot;)" office:value-type="string" office:string-value="109%" calcext:value-type="string">
            <text:p>109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8]&lt;10; &quot;  &quot;; &quot; &quot;)" office:value-type="string" office:string-value="  " calcext:value-type="string">
            <text:p><text:s text:c="2"/></text:p>
          </table:table-cell>
          <table:table-cell table:formula="of:=REPT(&quot; &quot;; [.F228])">
            <text:p/>
          </table:table-cell>
          <table:table-cell table:formula="of:=IF([.M22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9]&lt;10; &quot;  &quot;; &quot; &quot;)" office:value-type="string" office:string-value="  " calcext:value-type="string">
            <text:p><text:s text:c="2"/></text:p>
          </table:table-cell>
          <table:table-cell table:formula="of:=REPT(&quot; &quot;; [.F229])">
            <text:p/>
          </table:table-cell>
          <table:table-cell table:formula="of:=IF([.M22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9 " calcext:value-type="string">
            <text:p>x9 </text:p>
          </table:table-cell>
          <table:table-cell table:formula="of:=LEN([.B30])" office:value-type="float" office:value="12" calcext:value-type="float">
            <text:p>12</text:p>
          </table:table-cell>
          <table:table-cell table:formula="of:=[.$E$217]-[.E230]+1+IF([.J30]&lt;10;1;0)" office:value-type="float" office:value="13" calcext:value-type="float">
            <text:p>13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 table:formula="of:=IF([.I230]&lt;10; &quot;  &quot;; &quot; &quot;)" office:value-type="string" office:string-value=" " calcext:value-type="string">
            <text:p><text:s/></text:p>
          </table:table-cell>
          <table:table-cell table:formula="of:=REPT(&quot; &quot;; [.F230])" office:value-type="string" office:string-value="             " calcext:value-type="string">
            <text:p><text:s text:c="13"/></text:p>
          </table:table-cell>
          <table:table-cell table:formula="of:=IF([.M230]=&quot;&quot;;&quot;&quot;;&quot;[&quot;)" office:value-type="string" office:string-value="[" calcext:value-type="string">
            <text:p>[</text:p>
          </table:table-cell>
          <table:table-cell table:formula="of:=COM.MICROSOFT.CONCAT(TEXT([.K30];&quot;#,##0.0%&quot;);[.$M$217]; TEXT([.L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8 " calcext:value-type="string">
            <text:p>x8 </text:p>
          </table:table-cell>
          <table:table-cell table:formula="of:=LEN([.B31])" office:value-type="float" office:value="13" calcext:value-type="float">
            <text:p>13</text:p>
          </table:table-cell>
          <table:table-cell table:formula="of:=[.$E$217]-[.E231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" calcext:value-type="string">
            <text:p><text:s text:c="12"/></text:p>
          </table:table-cell>
          <table:table-cell table:formula="of:=IF([.M231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 [.$M$217]; TEXT([.L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2 " calcext:value-type="string">
            <text:p>x2 </text:p>
          </table:table-cell>
          <table:table-cell table:formula="of:=LEN([.B32])" office:value-type="float" office:value="17" calcext:value-type="float">
            <text:p>17</text:p>
          </table:table-cell>
          <table:table-cell table:formula="of:=[.$E$217]-[.E232]+1+IF([.J32]&lt;10;1;0)" office:value-type="float" office:value="8" calcext:value-type="float">
            <text:p>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" calcext:value-type="string">
            <text:p><text:s text:c="8"/></text:p>
          </table:table-cell>
          <table:table-cell table:formula="of:=IF([.M23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9 " calcext:value-type="string">
            <text:p>x9 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$E$217]-[.E233]+1+IF([.J33]&lt;10;1;0)" office:value-type="float" office:value="10" calcext:value-type="float">
            <text:p>10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formula="of:=REPT(&quot; &quot;; [.F233])" office:value-type="string" office:string-value="          " calcext:value-type="string">
            <text:p><text:s text:c="10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2 " calcext:value-type="string">
            <text:p>x2 </text:p>
          </table:table-cell>
          <table:table-cell table:formula="of:=LEN([.B34])" office:value-type="float" office:value="16" calcext:value-type="float">
            <text:p>16</text:p>
          </table:table-cell>
          <table:table-cell table:formula="of:=[.$E$217]-[.E234]+1+IF([.J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27" calcext:value-type="float">
            <text:p>27</text:p>
          </table:table-cell>
          <table:table-cell table:formula="of:=IF([.I234]&lt;10; &quot;  &quot;; &quot; &quot;)" office:value-type="string" office:string-value=" " calcext:value-type="string">
            <text:p><text:s/></text:p>
          </table:table-cell>
          <table:table-cell table:formula="of:=REPT(&quot; &quot;; [.F234])" office:value-type="string" office:string-value="         " calcext:value-type="string">
            <text:p><text:s text:c="9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2 " calcext:value-type="string">
            <text:p>x2 </text:p>
          </table:table-cell>
          <table:table-cell table:formula="of:=LEN([.B35])" office:value-type="float" office:value="19" calcext:value-type="float">
            <text:p>19</text:p>
          </table:table-cell>
          <table:table-cell table:formula="of:=[.$E$217]-[.E235]+1+IF([.J35]&lt;10;1;0)" office:value-type="float" office:value="6" calcext:value-type="float">
            <text:p>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" calcext:value-type="string">
            <text:p><text:s text:c="6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9 " calcext:value-type="string">
            <text:p>x9 </text:p>
          </table:table-cell>
          <table:table-cell table:formula="of:=LEN([.B36])" office:value-type="float" office:value="11" calcext:value-type="float">
            <text:p>11</text:p>
          </table:table-cell>
          <table:table-cell table:formula="of:=[.$E$217]-[.E236]+1+IF([.J36]&lt;10;1;0)" office:value-type="float" office:value="14" calcext:value-type="float">
            <text:p>14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        " calcext:value-type="string">
            <text:p><text:s text:c="14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9 " calcext:value-type="string">
            <text:p>x9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17]-[.E237]+1+IF([.J37]&lt;10;1;0)" office:value-type="float" office:value="14" calcext:value-type="float">
            <text:p>14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27" calcext:value-type="float">
            <text:p>27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 office:value-type="string" office:string-value="[" calcext:value-type="string">
            <text:p>[</text:p>
          </table:table-cell>
          <table:table-cell table:formula="of:=COM.MICROSOFT.CONCAT(TEXT([.K37];&quot;#,##0.0%&quot;); [.$M$217]; TEXT([.L37];&quot;#,##0.0%&quot;))" office:value-type="string" office:string-value="63.5% =&gt; 571.5%" calcext:value-type="string">
            <text:p>63.5% =&gt; 571.5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9 " calcext:value-type="string">
            <text:p>x9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17]-[.E238]+1+IF([.J38]&lt;10;1;0)" office:value-type="float" office:value="12" calcext:value-type="float">
            <text:p>12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" calcext:value-type="string">
            <text:p><text:s text:c="12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17]; TEXT([.L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8 " calcext:value-type="string">
            <text:p>x8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17]-[.E239]+1+IF([.J39]&lt;10;1;0)" office:value-type="float" office:value="12" calcext:value-type="float">
            <text:p>12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" calcext:value-type="string">
            <text:p><text:s text:c="12"/></text:p>
          </table:table-cell>
          <table:table-cell table:formula="of:=IF([.M239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17]; TEXT([.L39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0]&lt;10; &quot;  &quot;; &quot; &quot;)" office:value-type="string" office:string-value="  " calcext:value-type="string">
            <text:p><text:s text:c="2"/></text:p>
          </table:table-cell>
          <table:table-cell table:formula="of:=REPT(&quot; &quot;; [.F240])">
            <text:p/>
          </table:table-cell>
          <table:table-cell table:formula="of:=IF([.M24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>
            <text:p/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2 " calcext:value-type="string">
            <text:p>x2 </text:p>
          </table:table-cell>
          <table:table-cell table:formula="of:=LEN([.B42])" office:value-type="float" office:value="10" calcext:value-type="float">
            <text:p>10</text:p>
          </table:table-cell>
          <table:table-cell table:formula="of:=[.$E$217]-[.E242]+1+IF([.J42]&lt;10;1;0)" office:value-type="float" office:value="15" calcext:value-type="float">
            <text:p>15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2" calcext:value-type="float">
            <text:p>2</text:p>
          </table:table-cell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 office:value-type="string" office:string-value="               " calcext:value-type="string">
            <text:p><text:s text:c="15"/></text:p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8 " calcext:value-type="string">
            <text:p>x8 </text:p>
          </table:table-cell>
          <table:table-cell table:formula="of:=LEN([.B43])" office:value-type="float" office:value="17" calcext:value-type="float">
            <text:p>17</text:p>
          </table:table-cell>
          <table:table-cell table:formula="of:=[.$E$217]-[.E243]+1+IF([.J43]&lt;10;1;0)" office:value-type="float" office:value="8" calcext:value-type="float">
            <text:p>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7" calcext:value-type="float">
            <text:p>7</text:p>
          </table:table-cell>
          <table:table-cell table:formula="of:=IF([.I243]&lt;10; &quot;  &quot;; &quot; &quot;)" office:value-type="string" office:string-value="  " calcext:value-type="string">
            <text:p><text:s text:c="2"/></text:p>
          </table:table-cell>
          <table:table-cell table:formula="of:=REPT(&quot; &quot;; [.F243])" office:value-type="string" office:string-value="        " calcext:value-type="string">
            <text:p><text:s text:c="8"/></text:p>
          </table:table-cell>
          <table:table-cell table:formula="of:=IF([.M243]=&quot;&quot;;&quot;&quot;;&quot;[&quot;)" office:value-type="string" office:string-value="[" calcext:value-type="string">
            <text:p>[</text:p>
          </table:table-cell>
          <table:table-cell table:formula="of:=COM.MICROSOFT.CONCAT(TEXT([.K43];&quot;#,##0.0%&quot;);[.$M$217]; TEXT([.L43];&quot;#,##0.0%&quot;))" office:value-type="string" office:string-value="48.5% =&gt; 388.0%" calcext:value-type="string">
            <text:p>48.5% =&gt; 388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2 " calcext:value-type="string">
            <text:p>x2 </text:p>
          </table:table-cell>
          <table:table-cell table:formula="of:=LEN([.B44])" office:value-type="float" office:value="12" calcext:value-type="float">
            <text:p>12</text:p>
          </table:table-cell>
          <table:table-cell table:formula="of:=[.$E$217]-[.E244]+1+IF([.J44]&lt;10;1;0)" office:value-type="float" office:value="13" calcext:value-type="float">
            <text:p>13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9" calcext:value-type="float">
            <text:p>9</text:p>
          </table:table-cell>
          <table:table-cell table:formula="of:=IF([.I244]&lt;10; &quot;  &quot;; &quot; &quot;)" office:value-type="string" office:string-value="  " calcext:value-type="string">
            <text:p><text:s text:c="2"/></text:p>
          </table:table-cell>
          <table:table-cell table:formula="of:=REPT(&quot; &quot;; [.F244])" office:value-type="string" office:string-value="             " calcext:value-type="string">
            <text:p><text:s text:c="13"/></text:p>
          </table:table-cell>
          <table:table-cell table:formula="of:=IF([.M24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1" calcext:value-type="float">
            <text:p>11</text:p>
          </table:table-cell>
          <table:table-cell table:formula="of:=[.$E$217]-[.E245]+1+IF([.J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4" calcext:value-type="float">
            <text:p>4</text:p>
          </table:table-cell>
          <table:table-cell table:formula="of:=IF([.I245]&lt;10; &quot;  &quot;; &quot; &quot;)" office:value-type="string" office:string-value="  " calcext:value-type="string">
            <text:p><text:s text:c="2"/></text:p>
          </table:table-cell>
          <table:table-cell table:formula="of:=REPT(&quot; &quot;; [.F245])" office:value-type="string" office:string-value="              " calcext:value-type="string">
            <text:p><text:s text:c="14"/></text:p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6]; &quot;x# &quot;)" office:value-type="string" office:string-value="x9 " calcext:value-type="string">
            <text:p>x9 </text:p>
          </table:table-cell>
          <table:table-cell table:style-name="ce21" table:formula="of:=LEN([.B46])" office:value-type="float" office:value="20" calcext:value-type="float">
            <text:p>20</text:p>
          </table:table-cell>
          <table:table-cell table:style-name="ce21" table:formula="of:=[.$E$217]-[.E246]+1+IF([.J46]&lt;10;1;0)" office:value-type="float" office:value="5" calcext:value-type="float">
            <text:p>5</text:p>
          </table:table-cell>
          <table:table-cell table:style-name="ce21"/>
          <table:table-cell table:style-name="ce21" table:formula="of:=[.C46]" office:value-type="float" office:value="3" calcext:value-type="float">
            <text:p>3</text:p>
          </table:table-cell>
          <table:table-cell table:style-name="ce21" table:formula="of:=[.D46]" office:value-type="float" office:value="6" calcext:value-type="float">
            <text:p>6</text:p>
          </table:table-cell>
          <table:table-cell table:style-name="ce21" table:formula="of:=IF([.I246]&lt;10; &quot;  &quot;; &quot; &quot;)" office:value-type="string" office:string-value="  " calcext:value-type="string">
            <text:p><text:s text:c="2"/></text:p>
          </table:table-cell>
          <table:table-cell table:style-name="ce21" table:formula="of:=REPT(&quot; &quot;; [.F246])" office:value-type="string" office:string-value="     " calcext:value-type="string">
            <text:p><text:s text:c="5"/></text:p>
          </table:table-cell>
          <table:table-cell table:style-name="ce21" table:formula="of:=IF([.M246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6];&quot;#,##0.0%&quot;); [.$M$217]; TEXT([.L46];&quot;#,##0.0%&quot;))" office:value-type="string" office:string-value="38.0% =&gt; 342.0%" calcext:value-type="string">
            <text:p>38.0% =&gt; 342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17]; TEXT([.AM46];&quot;#,##0.0%&quot;))" office:value-type="string" office:string-value="9.6% =&gt; 86.4%" calcext:value-type="string">
            <text:p>9.6% =&gt; 86.4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6];&quot;#,##0.0%&quot;); [.$M$217]; TEXT([.AJ46];&quot;#,##0.0%&quot;))" office:value-type="string" office:string-value="5.0% =&gt; 86.4%" calcext:value-type="string">
            <text:p>5.0% =&gt; 86.4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17]; TEXT([.AY46];&quot;#,##0.0%&quot;))" office:value-type="string" office:string-value="7.6% =&gt; 68.4%" calcext:value-type="string">
            <text:p>7.6% =&gt; 68.4%</text:p>
          </table:table-cell>
          <table:table-cell table:style-name="ce21" office:value-type="string" calcext:value-type="string">
            <text:p><text:s/>Health]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9" table:formula="of:=TEXT([.J47]; &quot;x# &quot;)" office:value-type="string" office:string-value="x8 " calcext:value-type="string">
            <text:p>x8 </text:p>
          </table:table-cell>
          <table:table-cell table:formula="of:=LEN([.B47])" office:value-type="float" office:value="15" calcext:value-type="float">
            <text:p>15</text:p>
          </table:table-cell>
          <table:table-cell table:formula="of:=[.$E$217]-[.E247]+1+IF([.J47]&lt;10;1;0)" office:value-type="float" office:value="10" calcext:value-type="float">
            <text:p>10</text:p>
          </table:table-cell>
          <table:table-cell/>
          <table:table-cell table:formula="of:=[.C47]" office:value-type="float" office:value="3" calcext:value-type="float">
            <text:p>3</text:p>
          </table:table-cell>
          <table:table-cell table:formula="of:=[.D47]" office:value-type="float" office:value="1" calcext:value-type="float">
            <text:p>1</text:p>
          </table:table-cell>
          <table:table-cell table:formula="of:=IF([.I247]&lt;10; &quot;  &quot;; &quot; &quot;)" office:value-type="string" office:string-value="  " calcext:value-type="string">
            <text:p><text:s text:c="2"/></text:p>
          </table:table-cell>
          <table:table-cell table:formula="of:=REPT(&quot; &quot;; [.F247])" office:value-type="string" office:string-value="          " calcext:value-type="string">
            <text:p><text:s text:c="10"/></text:p>
          </table:table-cell>
          <table:table-cell table:formula="of:=IF([.M24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2" table:default-cell-style-name="Default"/>
        <table:table-row table:style-name="ro1">
          <table:table-cell table:formula="of:=[$Calculations.A1]" office:value-type="string" office:string-value="Class 1: 401 - The Azarinth Sentinel" calcext:value-type="string">
            <text:p>Class 1: 401 - The Azarinth Sentinel</text:p>
          </table:table-cell>
        </table:table-row>
        <table:table-row table:style-name="ro1">
          <table:table-cell table:formula="of:=[$Calculations.A2]" office:value-type="string" office:string-value="Class 2: 400 - Kin of Ash" calcext:value-type="string">
            <text:p>Class 2: 400 - Kin of Ash</text:p>
          </table:table-cell>
        </table:table-row>
        <table:table-row table:style-name="ro1">
          <table:table-cell table:formula="of:=[$Calculations.A3]" office:value-type="string" office:string-value="Class 3: 276 - The Faen Valkyrie" calcext:value-type="string">
            <text:p>Class 3: 276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6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7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100" calcext:value-type="string">
            <text:p>Vit: 1100</text:p>
          </table:table-cell>
        </table:table-row>
        <table:table-row table:style-name="ro1">
          <table:table-cell table:formula="of:=[$Calculations.A11]" office:value-type="string" office:string-value="End:  435" calcext:value-type="string">
            <text:p>End: <text:s/>435</text:p>
          </table:table-cell>
        </table:table-row>
        <table:table-row table:style-name="ro1">
          <table:table-cell table:formula="of:=[$Calculations.A12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]" office:value-type="string" office:string-value="Dex:  435  [2,871.0]" calcext:value-type="string">
            <text:p>Dex: <text:s/>435 <text:s/>[2,871.0]</text:p>
          </table:table-cell>
        </table:table-row>
        <table:table-row table:style-name="ro1">
          <table:table-cell table:formula="of:=[$Calculations.A14]" office:value-type="string" office:string-value="Int: 1090 [14,606.0]" calcext:value-type="string">
            <text:p>Int: 1090 [14,606.0]</text:p>
          </table:table-cell>
        </table:table-row>
        <table:table-row table:style-name="ro1">
          <table:table-cell table:formula="of:=[$Calculations.A15]" office:value-type="string" office:string-value="Wis: 1100" calcext:value-type="string">
            <text:p>Wis: 11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3,435.0%" calcext:value-type="string">
            <text:p>Resilience: 3,435.0%</text:p>
          </table:table-cell>
        </table:table-row>
        <table:table-row table:style-name="ro1">
          <table:table-cell table:formula="of:=[$Calculations.A18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9]" office:value-type="string" office:string-value="Damage+:    1,560.0%" calcext:value-type="string">
            <text:p>Damage+: <text:s text:c="3"/>1,56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18,524" calcext:value-type="string">
            <text:p>Health: <text:s/>18,524</text:p>
          </table:table-cell>
        </table:table-row>
        <table:table-row table:style-name="ro1">
          <table:table-cell table:formula="of:=[$Calculations.A22]" office:value-type="string" office:string-value="Stamina:  4,350" calcext:value-type="string">
            <text:p>Stamina: <text:s/>4,350</text:p>
          </table:table-cell>
        </table:table-row>
        <table:table-row table:style-name="ro1">
          <table:table-cell table:formula="of:=[$Calculations.A23]" office:value-type="string" office:string-value="Mana:    22,000" calcext:value-type="string">
            <text:p>Mana: <text:s text:c="3"/>22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0.27% [44.8]" calcext:value-type="string">
            <text:p>hp/sec: <text:s/>0.27% [44.8]</text:p>
          </table:table-cell>
        </table:table-row>
        <table:table-row table:style-name="ro1">
          <table:table-cell table:formula="of:=[$Calculations.A27]" office:value-type="string" office:string-value="mp/sec:  0.22% [47.7]" calcext:value-type="string">
            <text:p>mp/sec: <text:s/>0.22% [47.7]</text:p>
          </table:table-cell>
        </table:table-row>
        <table:table-row table:style-name="ro1">
          <table:table-cell table:formula="of:=[$Calculations.A28]" office:value-type="string" office:string-value="w/Med:   0.29% [64.2]" calcext:value-type="string">
            <text:p>w/Med: <text:s text:c="2"/>0.29% [64.2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Mitigation:       97.670%   [hp x 42.96]" calcext:value-type="string">
            <text:p>Mitigation: <text:s text:c="6"/>97.670% <text:s text:c="2"/>[hp x 42.96]</text:p>
          </table:table-cell>
        </table:table-row>
        <table:table-row table:style-name="ro1">
          <table:table-cell table:formula="of:=[$Calculations.A31]" office:value-type="string" office:string-value="Effective Health: 787,862.8 [hp x 72.35]" calcext:value-type="string">
            <text:p>Effective Health: 787,862.8 [hp x 72.35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3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34]" office:value-type="string" office:string-value="3-30 Absolute Destruction     x3 " calcext:value-type="string">
            <text:p>3-30 Absolute Destruction <text:s text:c="4"/>x3 </text:p>
          </table:table-cell>
        </table:table-row>
        <table:table-row table:style-name="ro1">
          <table:table-cell table:formula="of:=[$Calculations.A35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36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37]" office:value-type="string" office:string-value="3-30 Blink                    x1 " calcext:value-type="string">
            <text:p>3-30 Blink <text:s text:c="19"/>x1 </text:p>
          </table:table-cell>
        </table:table-row>
        <table:table-row table:style-name="ro1">
          <table:table-cell table:formula="of:=[$Calculations.A38]" office:value-type="string" office:string-value="3-30 Sentinel Sphere          x1 " calcext:value-type="string">
            <text:p>3-30 Sentinel Sphere <text:s text:c="9"/>x1 </text:p>
          </table:table-cell>
        </table:table-row>
        <table:table-row table:style-name="ro1">
          <table:table-cell table:formula="of:=[$Calculations.A39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40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41]" office:value-type="string" office:string-value="3-17 Sentinel Huntress        x8 " calcext:value-type="string">
            <text:p>3-17 Sentinel Huntress <text:s text:c="7"/>x8 </text:p>
          </table:table-cell>
        </table:table-row>
        <table:table-row table:style-name="ro1">
          <table:table-cell table:formula="of:=[$Calculations.A42]" office:value-type="string" office:string-value="3-30 Azarinth Perception      x8 " calcext:value-type="string">
            <text:p>3-30 Azarinth Perception <text:s text:c="5"/>x8 </text:p>
          </table:table-cell>
        </table:table-row>
        <table:table-row table:style-name="ro1">
          <table:table-cell table:formula="of:=[$Calculations.A43]" office:value-type="string" office:string-value="3-28 Azarinth Reversal        x8 [109% to Deconstruction/Reconstruction]" calcext:value-type="string">
            <text:p>3-28 Azarinth Reversal <text:s text:c="7"/>x8 [109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5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46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47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48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49]" office:value-type="string" office:string-value="3-30 Heart of Cinder          x9 " calcext:value-type="string">
            <text:p>3-30 Heart of Cinder <text:s text:c="9"/>x9 </text:p>
          </table:table-cell>
        </table:table-row>
        <table:table-row table:style-name="ro1">
          <table:table-cell table:formula="of:=[$Calculations.A50]" office:value-type="string" office:string-value="3-27 Storm of Cinders         x2 " calcext:value-type="string">
            <text:p>3-27 Storm of Cinders <text:s text:c="8"/>x2 </text:p>
          </table:table-cell>
        </table:table-row>
        <table:table-row table:style-name="ro1">
          <table:table-cell table:formula="of:=[$Calculations.A51]" office:value-type="string" office:string-value="3-30 Ash and Ember Unity      x2 " calcext:value-type="string">
            <text:p>3-30 Ash and Ember Unity <text:s text:c="5"/>x2 </text:p>
          </table:table-cell>
        </table:table-row>
        <table:table-row table:style-name="ro1">
          <table:table-cell table:formula="of:=[$Calculations.A52]" office:value-type="string" office:string-value="3-30 Ashen Wings              x9 " calcext:value-type="string">
            <text:p>3-30 Ashen Wings <text:s text:c="13"/>x9 </text:p>
          </table:table-cell>
        </table:table-row>
        <table:table-row table:style-name="ro1">
          <table:table-cell table:formula="of:=[$Calculations.A53]" office:value-type="string" office:string-value="3-27 Eyes of Ash              x9 [63.5% =&gt; 571.5% Perception]" calcext:value-type="string">
            <text:p>3-27 Eyes of Ash <text:s text:c="13"/>x9 [63.5% =&gt; 571.5% Perception]</text:p>
          </table:table-cell>
        </table:table-row>
        <table:table-row table:style-name="ro1">
          <table:table-cell table:formula="of:=[$Calculations.A54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55]" office:value-type="string" office:string-value="3-30 Keeper of Ash            x8 [85.0% =&gt; 680.0% Damage]" calcext:value-type="string">
            <text:p>3-30 Keeper of Ash <text:s text:c="11"/>x8 [85.0% =&gt; 68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7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8]" office:value-type="string" office:string-value="3-2  Phaseshift               x2 " calcext:value-type="string">
            <text:p>3-2 <text:s/>Phaseshift <text:s text:c="14"/>x2 </text:p>
          </table:table-cell>
        </table:table-row>
        <table:table-row table:style-name="ro1">
          <table:table-cell table:formula="of:=[$Calculations.A59]" office:value-type="string" office:string-value="3-7  Flare of Creation        x8 [48.5% =&gt; 388.0% Resilience]" calcext:value-type="string">
            <text:p>3-7 <text:s/>Flare of Creation <text:s text:c="7"/>x8 [48.5% =&gt; 388.0% Resilience]</text:p>
          </table:table-cell>
        </table:table-row>
        <table:table-row table:style-name="ro1">
          <table:table-cell table:formula="of:=[$Calculations.A60]" office:value-type="string" office:string-value="3-9  Displacement             x2 " calcext:value-type="string">
            <text:p>3-9 <text:s/>Displacement <text:s text:c="12"/>x2 </text:p>
          </table:table-cell>
        </table:table-row>
        <table:table-row table:style-name="ro1">
          <table:table-cell table:formula="of:=[$Calculations.A61]" office:value-type="string" office:string-value="3-4  Space Shift              x2 " calcext:value-type="string">
            <text:p>3-4 <text:s/>Space Shift <text:s text:c="13"/>x2 </text:p>
          </table:table-cell>
        </table:table-row>
        <table:table-row table:style-name="ro1">
          <table:table-cell table:formula="of:=[$Calculations.A62]" office:value-type="string" office:string-value="3-6  Body of the Valkyrie     x9 [38.0% =&gt; 342.0% Resilience, 9.6% =&gt; 86.4% Physical Resistance, 5.0% =&gt; 86.4% Magic Resistance, 7.6% =&gt; 68.4% Health]" calcext:value-type="string">
            <text:p>3-6 <text:s/>Body of the Valkyrie <text:s text:c="4"/>x9 [38.0% =&gt; 342.0% Resilience, 9.6% =&gt; 86.4% Physical Resistance, 5.0% =&gt; 86.4% Magic Resistance, 7.6% =&gt; 68.4% Health]</text:p>
          </table:table-cell>
        </table:table-row>
        <table:table-row table:style-name="ro1">
          <table:table-cell table:formula="of:=[$Calculations.A63]" office:value-type="string" office:string-value="3-1  Space Awareness          x8 " calcext:value-type="string">
            <text:p>3-1 <text:s/>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5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6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7]" office:value-type="string" office:string-value="2-5  Deviant of Humanity" calcext:value-type="string">
            <text:p>2-5 <text:s/>Deviant of Humanity</text:p>
          </table:table-cell>
        </table:table-row>
        <table:table-row table:style-name="ro1">
          <table:table-cell table:formula="of:=[$Calculations.A6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6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0]" office:value-type="string" office:string-value="1-5  Gourmet" calcext:value-type="string">
            <text:p>1-5 <text:s/>Gourmet</text:p>
          </table:table-cell>
        </table:table-row>
        <table:table-row table:style-name="ro1">
          <table:table-cell table:formula="of:=[$Calculations.A71]" office:value-type="string" office:string-value="1-9  Harmony of the Drowned" calcext:value-type="string">
            <text:p>1-9 <text:s/>Harmony of the Drowned</text:p>
          </table:table-cell>
        </table:table-row>
        <table:table-row table:style-name="ro1">
          <table:table-cell table:formula="of:=[$Calculations.A7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3]" office:value-type="string" office:string-value="1-18 Identify" calcext:value-type="string">
            <text:p>1-18 Identify</text:p>
          </table:table-cell>
        </table:table-row>
        <table:table-row table:style-name="ro1">
          <table:table-cell table:formula="of:=[$Calculations.A75]" office:value-type="string" office:string-value="3-10 Meditation" calcext:value-type="string">
            <text:p>3-10 Meditation</text:p>
          </table:table-cell>
        </table:table-row>
        <table:table-row table:style-name="ro1">
          <table:table-cell table:formula="of:=[$Calculations.A76]" office:value-type="string" office:string-value="3-7  Monster Hunter" calcext:value-type="string">
            <text:p>3-7 <text:s/>Monster Hunter</text:p>
          </table:table-cell>
        </table:table-row>
        <table:table-row table:style-name="ro1">
          <table:table-cell table:formula="of:=[$Calculations.A77]" office:value-type="string" office:string-value="1-20 Oxygen Repository" calcext:value-type="string">
            <text:p>1-20 Oxygen Repository</text:p>
          </table:table-cell>
        </table:table-row>
        <table:table-row table:style-name="ro1">
          <table:table-cell table:formula="of:=[$Calculations.A78]" office:value-type="string" office:string-value="2-1  Sage of Torment" calcext:value-type="string">
            <text:p>2-1 <text:s/>Sage of Torment</text:p>
          </table:table-cell>
        </table:table-row>
        <table:table-row table:style-name="ro1">
          <table:table-cell table:formula="of:=[$Calculations.A79]" office:value-type="string" office:string-value="1-5  Soul Perception" calcext:value-type="string">
            <text:p>1-5 <text:s/>Soul Perception</text:p>
          </table:table-cell>
        </table:table-row>
        <table:table-row table:style-name="ro1">
          <table:table-cell table:formula="of:=[$Calculations.A80]" office:value-type="string" office:string-value="1-3  Teaching" calcext:value-type="string">
            <text:p>1-3 <text:s/>Teaching</text:p>
          </table:table-cell>
        </table:table-row>
        <table:table-row table:style-name="ro1">
          <table:table-cell table:formula="of:=[$Calculations.A81]" office:value-type="string" office:string-value="3-11 Veteran" calcext:value-type="string">
            <text:p>3-11 Veteran</text:p>
          </table:table-cell>
        </table:table-row>
        <table:table-row table:style-name="ro1">
          <table:table-cell table:formula="of:=[$Calculations.A82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4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5]" office:value-type="string" office:string-value="3-17 Arcane Magic Resistance" calcext:value-type="string">
            <text:p>3-17 Arcane Magic Resistance</text:p>
          </table:table-cell>
        </table:table-row>
        <table:table-row table:style-name="ro1">
          <table:table-cell table:formula="of:=[$Calculations.A86]" office:value-type="string" office:string-value="1-1  Ash Magic Resistance" calcext:value-type="string">
            <text:p>1-1 <text:s/>Ash Magic Resistance</text:p>
          </table:table-cell>
        </table:table-row>
        <table:table-row table:style-name="ro1">
          <table:table-cell table:formula="of:=[$Calculations.A87]" office:value-type="string" office:string-value="2-20 Astral Magic Resistance" calcext:value-type="string">
            <text:p>2-20 Astral Magic Resistance</text:p>
          </table:table-cell>
        </table:table-row>
        <table:table-row table:style-name="ro1">
          <table:table-cell table:formula="of:=[$Calculations.A88]" office:value-type="string" office:string-value="3-1  Blast Resistance" calcext:value-type="string">
            <text:p>3-1 <text:s/>Blast Resistance</text:p>
          </table:table-cell>
        </table:table-row>
        <table:table-row table:style-name="ro1">
          <table:table-cell table:formula="of:=[$Calculations.A89]" office:value-type="string" office:string-value="2-1  Blight Resistance" calcext:value-type="string">
            <text:p>2-1 <text:s/>Blight Resistance</text:p>
          </table:table-cell>
        </table:table-row>
        <table:table-row table:style-name="ro1">
          <table:table-cell table:formula="of:=[$Calculations.A90]" office:value-type="string" office:string-value="3-9  Blood Magic Resistance" calcext:value-type="string">
            <text:p>3-9 <text:s/>Blood Magic Resistance</text:p>
          </table:table-cell>
        </table:table-row>
        <table:table-row table:style-name="ro1">
          <table:table-cell table:formula="of:=[$Calculations.A91]" office:value-type="string" office:string-value="2-20 Blood Manipulation Resistance" calcext:value-type="string">
            <text:p>2-20 Blood Manipulation Resistance</text:p>
          </table:table-cell>
        </table:table-row>
        <table:table-row table:style-name="ro1">
          <table:table-cell table:formula="of:=[$Calculations.A92]" office:value-type="string" office:string-value="2-6  Bone Magic Resistance" calcext:value-type="string">
            <text:p>2-6 <text:s/>Bone Magic Resistance</text:p>
          </table:table-cell>
        </table:table-row>
        <table:table-row table:style-name="ro1">
          <table:table-cell table:formula="of:=[$Calculations.A93]" office:value-type="string" office:string-value="2-20 Corrosion Resistance" calcext:value-type="string">
            <text:p>2-20 Corrosion Resistance</text:p>
          </table:table-cell>
        </table:table-row>
        <table:table-row table:style-name="ro1">
          <table:table-cell table:formula="of:=[$Calculations.A94]" office:value-type="string" office:string-value="2-14 Crystal Resistance" calcext:value-type="string">
            <text:p>2-14 Crystal Resistance</text:p>
          </table:table-cell>
        </table:table-row>
        <table:table-row table:style-name="ro1">
          <table:table-cell table:formula="of:=[$Calculations.A95]" office:value-type="string" office:string-value="2-20 Curse Resistance" calcext:value-type="string">
            <text:p>2-20 Curse Resistance</text:p>
          </table:table-cell>
        </table:table-row>
        <table:table-row table:style-name="ro1">
          <table:table-cell table:formula="of:=[$Calculations.A97]" office:value-type="string" office:string-value="2-6  Dark Magic Resistance" calcext:value-type="string">
            <text:p>2-6 <text:s/>Dark Magic Resistance</text:p>
          </table:table-cell>
        </table:table-row>
        <table:table-row table:style-name="ro1">
          <table:table-cell table:formula="of:=[$Calculations.A98]" office:value-type="string" office:string-value="2-20 Death Magic Resistance" calcext:value-type="string">
            <text:p>2-20 Death Magic Resistance</text:p>
          </table:table-cell>
        </table:table-row>
        <table:table-row table:style-name="ro1">
          <table:table-cell table:formula="of:=[$Calculations.A100]" office:value-type="string" office:string-value="2-3  Diamond Magic Resistance" calcext:value-type="string">
            <text:p>2-3 <text:s/>Diamond Magic Resistance</text:p>
          </table:table-cell>
        </table:table-row>
        <table:table-row table:style-name="ro1">
          <table:table-cell table:formula="of:=[$Calculations.A101]" office:value-type="string" office:string-value="1-7  Divination Magic Resistance" calcext:value-type="string">
            <text:p>1-7 <text:s/>Divination Magic Resistance</text:p>
          </table:table-cell>
        </table:table-row>
        <table:table-row table:style-name="ro1">
          <table:table-cell table:formula="of:=[$Calculations.A102]" office:value-type="string" office:string-value="1-6  Dust Magic Resistance" calcext:value-type="string">
            <text:p>1-6 <text:s/>Dust Magic Resistance</text:p>
          </table:table-cell>
        </table:table-row>
        <table:table-row table:style-name="ro1">
          <table:table-cell table:formula="of:=[$Calculations.A103]" office:value-type="string" office:string-value="2-20 Earth Resistance" calcext:value-type="string">
            <text:p>2-20 Earth Resistance</text:p>
          </table:table-cell>
        </table:table-row>
        <table:table-row table:style-name="ro1">
          <table:table-cell table:formula="of:=[$Calculations.A104]" office:value-type="string" office:string-value="2-1  Emerald Magic Resistance" calcext:value-type="string">
            <text:p>2-1 <text:s/>Emerald Magic Resistance</text:p>
          </table:table-cell>
        </table:table-row>
        <table:table-row table:style-name="ro1">
          <table:table-cell table:formula="of:=[$Calculations.A105]" office:value-type="string" office:string-value="1-12 Fear Resistance" calcext:value-type="string">
            <text:p>1-12 Fear Resistance</text:p>
          </table:table-cell>
        </table:table-row>
        <table:table-row table:style-name="ro1">
          <table:table-cell table:formula="of:=[$Calculations.A106]" office:value-type="string" office:string-value="1-8  Flesh Magic Resistance" calcext:value-type="string">
            <text:p>1-8 <text:s/>Flesh Magic Resistance</text:p>
          </table:table-cell>
        </table:table-row>
        <table:table-row table:style-name="ro1">
          <table:table-cell table:formula="of:=[$Calculations.A107]" office:value-type="string" office:string-value="2-20 Gravity Magic Resistance" calcext:value-type="string">
            <text:p>2-20 Gravity Magic Resistance</text:p>
          </table:table-cell>
        </table:table-row>
        <table:table-row table:style-name="ro1">
          <table:table-cell table:formula="of:=[$Calculations.A108]" office:value-type="string" office:string-value="2-20 Health Drain Resistance" calcext:value-type="string">
            <text:p>2-20 Health Drain Resistance</text:p>
          </table:table-cell>
        </table:table-row>
        <table:table-row table:style-name="ro1">
          <table:table-cell table:formula="of:=[$Calculations.A109]" office:value-type="string" office:string-value="3-7  Heat Resistance" calcext:value-type="string">
            <text:p>3-7 <text:s/>Heat Resistance</text:p>
          </table:table-cell>
        </table:table-row>
        <table:table-row table:style-name="ro1">
          <table:table-cell table:formula="of:=[$Calculations.A110]" office:value-type="string" office:string-value="2-20 Ice Resistance" calcext:value-type="string">
            <text:p>2-20 Ice Resistance</text:p>
          </table:table-cell>
        </table:table-row>
        <table:table-row table:style-name="ro1">
          <table:table-cell table:formula="of:=[$Calculations.A111]" office:value-type="string" office:string-value="3-1  Lava Magic Resistance" calcext:value-type="string">
            <text:p>3-1 <text:s/>Lava Magic Resistance</text:p>
          </table:table-cell>
        </table:table-row>
        <table:table-row table:style-name="ro1">
          <table:table-cell table:formula="of:=[$Calculations.A112]" office:value-type="string" office:string-value="3-1  Light Magic Resistance" calcext:value-type="string">
            <text:p>3-1 <text:s/>Light Magic Resistance</text:p>
          </table:table-cell>
        </table:table-row>
        <table:table-row table:style-name="ro1">
          <table:table-cell table:formula="of:=[$Calculations.A113]" office:value-type="string" office:string-value="3-5  Lightning Resistance" calcext:value-type="string">
            <text:p>3-5 <text:s/>Lightning Resistance</text:p>
          </table:table-cell>
        </table:table-row>
        <table:table-row table:style-name="ro1">
          <table:table-cell table:formula="of:=[$Calculations.A115]" office:value-type="string" office:string-value="3-3  Mana Drain Resistance" calcext:value-type="string">
            <text:p>3-3 <text:s/>Mana Drain Resistance</text:p>
          </table:table-cell>
        </table:table-row>
        <table:table-row table:style-name="ro1">
          <table:table-cell table:formula="of:=[$Calculations.A116]" office:value-type="string" office:string-value="3-5  Mental Resistance" calcext:value-type="string">
            <text:p>3-5 <text:s/>Mental Resistance</text:p>
          </table:table-cell>
        </table:table-row>
        <table:table-row table:style-name="ro1">
          <table:table-cell table:formula="of:=[$Calculations.A117]" office:value-type="string" office:string-value="2-20 Mist Magic Resistance" calcext:value-type="string">
            <text:p>2-20 Mist Magic Resistance</text:p>
          </table:table-cell>
        </table:table-row>
        <table:table-row table:style-name="ro1">
          <table:table-cell table:formula="of:=[$Calculations.A118]" office:value-type="string" office:string-value="1-3  Obsidian Magic Resistance" calcext:value-type="string">
            <text:p>1-3 <text:s/>Obsidian Magic Resistance</text:p>
          </table:table-cell>
        </table:table-row>
        <table:table-row table:style-name="ro1">
          <table:table-cell table:formula="of:=[$Calculations.A119]" office:value-type="string" office:string-value="3-3  Pain Tolerance" calcext:value-type="string">
            <text:p>3-3 <text:s/>Pain Tolerance</text:p>
          </table:table-cell>
        </table:table-row>
        <table:table-row table:style-name="ro1">
          <table:table-cell table:formula="of:=[$Calculations.A120]" office:value-type="string" office:string-value="3-2  Poison Resistance" calcext:value-type="string">
            <text:p>3-2 <text:s/>Poison Resistance</text:p>
          </table:table-cell>
        </table:table-row>
        <table:table-row table:style-name="ro1">
          <table:table-cell table:formula="of:=[$Calculations.A121]" office:value-type="string" office:string-value="2-5  Rot Resistance" calcext:value-type="string">
            <text:p>2-5 <text:s/>Rot Resistance</text:p>
          </table:table-cell>
        </table:table-row>
        <table:table-row table:style-name="ro1">
          <table:table-cell table:formula="of:=[$Calculations.A122]" office:value-type="string" office:string-value="1-14 Ruby Magic Resistance" calcext:value-type="string">
            <text:p>1-14 Ruby Magic Resistance</text:p>
          </table:table-cell>
        </table:table-row>
        <table:table-row table:style-name="ro1">
          <table:table-cell table:formula="of:=[$Calculations.A123]" office:value-type="string" office:string-value="2-20 Sand Magic Resistance" calcext:value-type="string">
            <text:p>2-20 Sand Magic Resistance</text:p>
          </table:table-cell>
        </table:table-row>
        <table:table-row table:style-name="ro1">
          <table:table-cell table:formula="of:=[$Calculations.A124]" office:value-type="string" office:string-value="1-13 Sapphire Magic Resistance" calcext:value-type="string">
            <text:p>1-13 Sapphire Magic Resistance</text:p>
          </table:table-cell>
        </table:table-row>
        <table:table-row table:style-name="ro1">
          <table:table-cell table:formula="of:=[$Calculations.A125]" office:value-type="string" office:string-value="1-1  Silver Magic Resistance" calcext:value-type="string">
            <text:p>1-1 <text:s/>Silver Magic Resistance</text:p>
          </table:table-cell>
        </table:table-row>
        <table:table-row table:style-name="ro1">
          <table:table-cell table:formula="of:=[$Calculations.A126]" office:value-type="string" office:string-value="2-3  Smoke Magic Resistance" calcext:value-type="string">
            <text:p>2-3 <text:s/>Smoke Magic Resistance</text:p>
          </table:table-cell>
        </table:table-row>
        <table:table-row table:style-name="ro1">
          <table:table-cell table:formula="of:=[$Calculations.A127]" office:value-type="string" office:string-value="2-3  Soul Magic Resistance" calcext:value-type="string">
            <text:p>2-3 <text:s/>Soul Magic Resistance</text:p>
          </table:table-cell>
        </table:table-row>
        <table:table-row table:style-name="ro1">
          <table:table-cell table:formula="of:=[$Calculations.A128]" office:value-type="string" office:string-value="1-18 Sound Magic Resistance" calcext:value-type="string">
            <text:p>1-18 Sound Magic Resistance</text:p>
          </table:table-cell>
        </table:table-row>
        <table:table-row table:style-name="ro1">
          <table:table-cell table:formula="of:=[$Calculations.A129]" office:value-type="string" office:string-value="3-5  Space Magic Resistance" calcext:value-type="string">
            <text:p>3-5 <text:s/>Space Magic Resistance</text:p>
          </table:table-cell>
        </table:table-row>
        <table:table-row table:style-name="ro1">
          <table:table-cell table:formula="of:=[$Calculations.A130]" office:value-type="string" office:string-value="2-20 Stamina Drain Resistance" calcext:value-type="string">
            <text:p>2-20 Stamina Drain Resistance</text:p>
          </table:table-cell>
        </table:table-row>
        <table:table-row table:style-name="ro1">
          <table:table-cell table:formula="of:=[$Calculations.A132]" office:value-type="string" office:string-value="2-20 Time Magic Resistance" calcext:value-type="string">
            <text:p>2-20 Time Magic Resistance</text:p>
          </table:table-cell>
        </table:table-row>
        <table:table-row table:style-name="ro1">
          <table:table-cell table:formula="of:=[$Calculations.A133]" office:value-type="string" office:string-value="1-18 Topaz Magic Resistance" calcext:value-type="string">
            <text:p>1-18 Topaz Magic Resistance</text:p>
          </table:table-cell>
        </table:table-row>
        <table:table-row table:style-name="ro1">
          <table:table-cell table:formula="of:=[$Calculations.A134]" office:value-type="string" office:string-value="1-14 Vine Magic Resistance" calcext:value-type="string">
            <text:p>1-14 Vine Magic Resistance</text:p>
          </table:table-cell>
        </table:table-row>
        <table:table-row table:style-name="ro1">
          <table:table-cell table:formula="of:=[$Calculations.A135]" office:value-type="string" office:string-value="3-2  Void Magic Resistance" calcext:value-type="string">
            <text:p>3-2 <text:s/>Void Magic Resistance</text:p>
          </table:table-cell>
        </table:table-row>
        <table:table-row table:style-name="ro1">
          <table:table-cell table:formula="of:=[$Calculations.A136]" office:value-type="string" office:string-value="3-1  Water Resistance" calcext:value-type="string">
            <text:p>3-1 <text:s/>Water Resistance</text:p>
          </table:table-cell>
        </table:table-row>
        <table:table-row table:style-name="ro1">
          <table:table-cell table:formula="of:=[$Calculations.A137]" office:value-type="string" office:string-value="3-2  Wind Resistance" calcext:value-type="string">
            <text:p>3-2 <text:s/>Wind Resistance</text:p>
          </table:table-cell>
        </table:table-row>
        <table:table-row table:style-name="ro1">
          <table:table-cell table:formula="of:=[$Calculations.A138]" office:value-type="string" office:string-value="2-20 Wood Magic Resistance" calcext:value-type="string">
            <text:p>2-20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0]" office:value-type="string" office:string-value="12 1st tier" calcext:value-type="string">
            <text:p>12 1st tier</text:p>
          </table:table-cell>
        </table:table-row>
        <table:table-row table:style-name="ro1">
          <table:table-cell table:formula="of:=[$Calculations.A141]" office:value-type="string" office:string-value="24 2nd tier" calcext:value-type="string">
            <text:p>24 2nd tier</text:p>
          </table:table-cell>
        </table:table-row>
        <table:table-row table:style-name="ro1">
          <table:table-cell table:formula="of:=[$Calculations.A142]" office:value-type="string" office:string-value="15 3rd tier" calcext:value-type="string">
            <text:p>15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4]" office:value-type="string" office:string-value="Ash Density: 39 x 5% = 195%" calcext:value-type="string">
            <text:p>Ash Density: 39 x 5% = 19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6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47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48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49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150]" office:value-type="string" office:string-value="        Muscles are (225% + 240% + 60% = 525%) more dense - Avatar of Ash 2nd" calcext:value-type="string">
            <text:p><text:s text:c="8"/>Muscles are (225% + 240% + 60% = 525%) more dense - Avatar of Ash 2nd</text:p>
          </table:table-cell>
        </table:table-row>
        <table:table-row table:style-name="ro1">
          <table:table-cell table:formula="of:=[$Calculations.A151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152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53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54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55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56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57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58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59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1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2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63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64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65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66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67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68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69]" office:value-type="string" office:string-value="                [525%] more dense. (Avatar of Ash 2nd)" calcext:value-type="string">
            <text:p><text:s text:c="16"/>[525%] more dense. (Avatar of Ash 2nd)</text:p>
          </table:table-cell>
        </table:table-row>
        <table:table-row table:style-name="ro1">
          <table:table-cell table:formula="of:=[$Calculations.A170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1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2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3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74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5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6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7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78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179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0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 style:data-style-name="N2" text:time-value="12:51:34.9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8T15:29:33.171000000</dc:date>
    <meta:generator>LibreOffice/7.0.5.2$Windows_X86_64 LibreOffice_project/64390860c6cd0aca4beafafcfd84613dd9dfb63a</meta:generator>
    <meta:editing-duration>PT14H31M39S</meta:editing-duration>
    <meta:editing-cycles>93</meta:editing-cycles>
    <meta:document-statistic meta:table-count="2" meta:cell-count="1598" meta:object-count="0"/>
    <meta:user-defined meta:name="AppVersion">16.0300</meta:user-defined>
  </office:meta>
</office:document-meta>
</file>